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B600000320B0A6363CAE3DAC26.png" manifest:media-type="image/png"/>
  <manifest:file-entry manifest:full-path="Pictures/10000201000003C0000002D0B26071E713B15F23.png" manifest:media-type="image/png"/>
  <manifest:file-entry manifest:full-path="Pictures/100002010000025D0000011005D6044B4D2D2B6F.png" manifest:media-type="image/png"/>
  <manifest:file-entry manifest:full-path="Pictures/10000201000004760000025FFC2D0393D60EF892.png" manifest:media-type="image/png"/>
  <manifest:file-entry manifest:full-path="Pictures/100000000000029E000000F037CCF122B1FEC371.png" manifest:media-type="image/png"/>
  <manifest:file-entry manifest:full-path="Pictures/10000000000005140000041326564C1F9C86418D.png" manifest:media-type="image/png"/>
  <manifest:file-entry manifest:full-path="Pictures/10000000000000E4000001875905DFCE7F24100B.png" manifest:media-type="image/png"/>
  <manifest:file-entry manifest:full-path="Pictures/1000020100000ADA00000675E5609472C63D8029.png" manifest:media-type="image/png"/>
  <manifest:file-entry manifest:full-path="Pictures/1000099B0000259600000D9C0A26395D290EDC5E.svg" manifest:media-type="image/svg+xml"/>
  <manifest:file-entry manifest:full-path="Pictures/1000020100000355000001E76FC8AAEA2D6D0DD6.png" manifest:media-type="image/png"/>
  <manifest:file-entry manifest:full-path="Pictures/1000000000000020000000204B249CA79A42C6D7.png" manifest:media-type="image/png"/>
  <manifest:file-entry manifest:full-path="Pictures/10000000000002EE000001A6F5EE1AD81AF0DF11.jpg" manifest:media-type="image/jpeg"/>
  <manifest:file-entry manifest:full-path="Pictures/10000201000004000000017EC7AEE3586AA86CE6.png" manifest:media-type="image/png"/>
  <manifest:file-entry manifest:full-path="Pictures/100002010000016C000000844F19BF4D581B4722.png" manifest:media-type="image/png"/>
  <manifest:file-entry manifest:full-path="Pictures/10000201000001200000015726DC835BBA2DDE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2" svg:font-family="'Tw Cen MT'"/>
    <style:font-face style:name="Tw Cen MT Condensed1" svg:font-family="'Tw Cen MT Condensed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" svg:font-family="'Tw Cen MT'" style:font-family-generic="roman" style:font-pitch="variable"/>
    <style:font-face style:name="Dubai Light" svg:font-family="'Dubai Light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wo_20_Content-outline1">
      <style:graphic-properties fo:min-height="10.925cm"/>
    </style:style>
    <style:style style:name="pr7" style:family="presentation" style:parent-style-name="Two_20_Content-notes">
      <style:graphic-properties draw:fill-color="#ffffff" fo:min-height="13.364cm"/>
    </style:style>
    <style:style style:name="P1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3" style:family="paragraph">
      <style:paragraph-properties fo:margin-left="0cm" fo:margin-right="0cm" fo:margin-top="0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2" style:family="text">
      <style:text-properties fo:font-variant="normal" fo:text-transform="none" fo:color="#0d0d0d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4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1.589cm" svg:height="4.063cm" svg:x="1.27cm" svg:y="13.778cm" presentation:class="title" presentation:user-transformed="true">
          <draw:text-box>
            <text:p text:style-name="P1"><text:span text:style-name="T1">React Workshop</text:span></text:p>
          </draw:text-box>
        </draw:frame>
        <draw:frame draw:name="Subtitle 2" presentation:style-name="pr2" draw:text-style-name="P4" draw:layer="layout" svg:width="8.889cm" svg:height="4.063cm" svg:x="23.918cm" svg:y="13.778cm" presentation:class="subtitle" presentation:user-transformed="true">
          <draw:text-box>
            <text:p text:style-name="P3"><text:span text:style-name="T2">2019, November 7th Stampfenbachstr. 6, Zürich</text:span></text:p>
          </draw:text-box>
        </draw:frame>
        <anim:par presentation:node-type="timing-root">
          <anim:par smil:begin="id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ntent" presentation:presentation-page-layout-name="AL2T3" xml:id="id2" draw:id="id2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introduction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1</text:page-number></text:span></text:p>
          </draw:text-box>
        </draw:frame>
        <draw:frame presentation:style-name="pr6" draw:layer="layout" svg:width="23.824cm" svg:height="11.175cm" svg:x="2.846cm" svg:y="6.351cm" presentation:class="outline" presentation:user-transformed="true">
          <draw:text-box>
            <text:list text:style-name="L3">
              <text:list-item>
                <text:p>Key concepts</text:p>
              </text:list-item>
              <text:list-item>
                <text:p>Demo</text:p>
              </text:list-item>
              <text:list-item>
                <text:p>https://github.com/Sakai-san/powercoders</text:p>
              </text:list-item>
            </text:list>
          </draw:text-box>
        </draw:frame>
        <anim:par presentation:node-type="timing-root">
          <anim:par smil:begin="id2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ntent" presentation:presentation-page-layout-name="AL2T3" xml:id="id3" draw:id="id3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REACT</text:span><text:span text:style-name="T3"><text:tab/>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1</text:page-number></text:span></text:p>
          </draw:text-box>
        </draw:frame>
        <draw:frame draw:style-name="gr2" draw:text-style-name="P9" draw:layer="layout" svg:width="9.846cm" svg:height="5.859cm" svg:x="3.228cm" svg:y="5.688cm">
          <draw:image xlink:href="Pictures/1000020100000ADA00000675E5609472C63D8029.png" xlink:type="simple" xlink:show="embed" xlink:actuate="onLoad" loext:mime-type="image/png">
            <text:p/>
          </draw:image>
        </draw:frame>
        <draw:frame draw:style-name="gr2" draw:text-style-name="P9" draw:layer="layout" svg:width="4.268cm" svg:height="7.32cm" svg:x="16.002cm" svg:y="5.38cm">
          <draw:image xlink:href="Pictures/10000000000000E4000001875905DFCE7F24100B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ntent" presentation:presentation-page-layout-name="AL2T3" xml:id="id4" draw:id="id4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WHY ?</text:span><text:span text:style-name="T3"><text:tab/>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1</text:page-number></text:span></text:p>
          </draw:text-box>
        </draw:frame>
        <draw:frame draw:style-name="gr2" draw:text-style-name="P9" draw:layer="layout" svg:width="23.724cm" svg:height="12.61cm" svg:x="0.816cm" svg:y="5.126cm">
          <draw:image xlink:href="Pictures/10000201000004760000025FFC2D0393D60EF892.png" xlink:type="simple" xlink:show="embed" xlink:actuate="onLoad" loext:mime-type="image/png">
            <text:p/>
          </draw:image>
        </draw:frame>
        <draw:frame draw:style-name="gr2" draw:text-style-name="P9" draw:layer="layout" svg:width="7.564cm" svg:height="4.318cm" svg:x="25.791cm" svg:y="13.246cm">
          <draw:image xlink:href="Pictures/1000020100000355000001E76FC8AAEA2D6D0DD6.png" xlink:type="simple" xlink:show="embed" xlink:actuate="onLoad" loext:mime-type="image/png">
            <text:p/>
          </draw:image>
        </draw:frame>
        <draw:frame draw:style-name="gr2" draw:text-style-name="P9" draw:layer="layout" svg:width="7.081cm" svg:height="3.984cm" svg:x="25.685cm" svg:y="7.62cm">
          <draw:image xlink:href="Pictures/10000000000002EE000001A6F5EE1AD81AF0DF11.jpg" xlink:type="simple" xlink:show="embed" xlink:actuate="onLoad" loext:mime-type="image/jpeg">
            <text:p/>
          </draw:image>
        </draw:frame>
        <anim:par presentation:node-type="timing-root">
          <anim:par smil:begin="id4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ntent" presentation:presentation-page-layout-name="AL2T3" xml:id="id5" draw:id="id5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All about components</text:span></text:p>
          </draw:text-box>
        </draw:frame>
        <draw:frame draw:name="Slide Number Placeholder 6" presentation:style-name="pr5" draw:text-style-name="P10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1</text:page-number></text:span></text:p>
          </draw:text-box>
        </draw:frame>
        <draw:frame draw:style-name="gr2" draw:text-style-name="P9" draw:layer="layout" svg:width="16.844cm" svg:height="13.514cm" svg:x="8.302cm" svg:y="5.028cm">
          <draw:image xlink:href="Pictures/10000000000005140000041326564C1F9C86418D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ntent" presentation:presentation-page-layout-name="AL2T3" xml:id="id6" draw:id="id6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VIRTUAL DOM</text:span></text:p>
          </draw:text-box>
        </draw:frame>
        <draw:frame draw:name="Slide Number Placeholder 6" presentation:style-name="pr5" draw:text-style-name="P10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1</text:page-number></text:span></text:p>
          </draw:text-box>
        </draw:frame>
        <draw:frame draw:style-name="gr2" draw:text-style-name="P9" draw:layer="layout" svg:width="27.092cm" svg:height="10.106cm" svg:x="2.88cm" svg:y="6.15cm">
          <draw:image xlink:href="Pictures/10000201000004000000017EC7AEE3586AA86CE6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ntent" presentation:presentation-page-layout-name="AL2T3" xml:id="id7" draw:id="id7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DECLARATIVE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1</text:page-number></text:span></text:p>
          </draw:text-box>
        </draw:frame>
        <draw:frame draw:style-name="gr2" draw:text-style-name="P9" draw:layer="layout" svg:width="17.202cm" svg:height="6.227cm" svg:x="7.112cm" svg:y="6.412cm">
          <draw:image xlink:href="Pictures/1000099B0000259600000D9C0A26395D290EDC5E.svg" xlink:type="simple" xlink:show="embed" xlink:actuate="onLoad" loext:mime-type="image/svg+xml">
            <text:p/>
          </draw:image>
          <draw:image xlink:href="Pictures/100002010000016C000000844F19BF4D581B4722.png" xlink:type="simple" xlink:show="embed" xlink:actuate="onLoad" loext:mime-type="image/png"/>
          <svg:title>%3</svg:title>
        </draw:frame>
        <anim:par presentation:node-type="timing-root">
          <anim:par smil:begin="id7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ntent" presentation:presentation-page-layout-name="AL2T3" xml:id="id8" draw:id="id8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COMPOSABILITY</text:span></text:p>
          </draw:text-box>
        </draw:frame>
        <draw:frame draw:name="Slide Number Placeholder 6" presentation:style-name="pr5" draw:text-style-name="P10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1</text:page-number></text:span></text:p>
          </draw:text-box>
        </draw:frame>
        <draw:frame draw:style-name="gr2" draw:text-style-name="P9" draw:layer="layout" svg:width="7.619cm" svg:height="9.074cm" svg:x="3.276cm" svg:y="5.242cm">
          <draw:image xlink:href="Pictures/10000201000001200000015726DC835BBA2DDEFC.png" xlink:type="simple" xlink:show="embed" xlink:actuate="onLoad" loext:mime-type="image/png">
            <text:p/>
          </draw:image>
        </draw:frame>
        <draw:frame draw:style-name="gr2" draw:text-style-name="P9" draw:layer="layout" svg:width="16.006cm" svg:height="7.196cm" svg:x="14.896cm" svg:y="5.867cm">
          <draw:image xlink:href="Pictures/100002010000025D0000011005D6044B4D2D2B6F.png" xlink:type="simple" xlink:show="embed" xlink:actuate="onLoad" loext:mime-type="image/png">
            <text:p/>
          </draw:image>
        </draw:frame>
        <anim:par presentation:node-type="timing-root">
          <anim:par smil:begin="id8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ntent" presentation:presentation-page-layout-name="AL2T3" xml:id="id9" draw:id="id9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DATA FLOW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1</text:page-number></text:span></text:p>
          </draw:text-box>
        </draw:frame>
        <draw:frame draw:style-name="gr2" draw:text-style-name="P9" draw:layer="layout" svg:width="17.726cm" svg:height="6.349cm" svg:x="6.658cm" svg:y="7.113cm">
          <draw:image xlink:href="Pictures/100000000000029E000000F037CCF122B1FEC371.png" xlink:type="simple" xlink:show="embed" xlink:actuate="onLoad" loext:mime-type="image/png">
            <text:p/>
          </draw:image>
        </draw:frame>
        <anim:par presentation:node-type="timing-root">
          <anim:par smil:begin="id9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ntent" presentation:presentation-page-layout-name="AL2T3" xml:id="id10" draw:id="id10">
        <draw:frame draw:name="Title 4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ARCHITECTURE</text:span></text:p>
          </draw:text-box>
        </draw:frame>
        <draw:frame draw:name="Slide Number Placeholder 6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1</text:page-number></text:span></text:p>
          </draw:text-box>
        </draw:frame>
        <draw:frame draw:style-name="gr2" draw:text-style-name="P9" draw:layer="layout" svg:width="13.702cm" svg:height="10.277cm" svg:x="2.529cm" svg:y="6.096cm">
          <draw:image xlink:href="Pictures/10000201000003C0000002D0B26071E713B15F23.png" xlink:type="simple" xlink:show="embed" xlink:actuate="onLoad" loext:mime-type="image/png">
            <text:p/>
          </draw:image>
        </draw:frame>
        <draw:frame draw:style-name="gr2" draw:text-style-name="P9" draw:layer="layout" svg:width="12.32cm" svg:height="10.375cm" svg:x="19.558cm" svg:y="5.881cm">
          <draw:image xlink:href="Pictures/10000000000003B600000320B0A6363CAE3DAC26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1.5s" smil:type="random"/>
          </anim:par>
          <anim:seq smil:dur="0s" presentation:node-type="main-sequence"/>
        </anim:par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" draw:style-name="dp1" draw:master-page-name="Two_20_Content" presentation:presentation-page-layout-name="AL2T3" xml:id="id11" draw:id="id11">
        <draw:frame draw:name="Title 1" presentation:style-name="pr4" draw:text-style-name="P2" draw:layer="layout" svg:width="26.999cm" svg:height="4.165cm" svg:x="2.845cm" svg:y="1.626cm" presentation:class="title" presentation:user-transformed="true">
          <draw:text-box>
            <text:p text:style-name="P6"><text:span text:style-name="T3">sou</text:span><text:span text:style-name="T3">rces</text:span></text:p>
          </draw:text-box>
        </draw:frame>
        <draw:frame draw:name="Slide Number Placeholder 2" presentation:style-name="pr5" draw:text-style-name="P8" draw:layer="layout" svg:width="2.704cm" svg:height="0.761cm" svg:x="30.104cm" svg:y="17.974cm" presentation:class="page-number" presentation:user-transformed="true">
          <draw:text-box>
            <text:p text:style-name="P7"><text:span text:style-name="T4"><text:page-number>11</text:page-number></text:span></text:p>
          </draw:text-box>
        </draw:frame>
        <draw:frame draw:style-name="gr3" draw:text-style-name="P13" draw:layer="layout" svg:width="7.783cm" svg:height="0.646cm" svg:x="2.894cm" svg:y="6.096cm">
          <draw:text-box>
            <text:p text:style-name="P12"><text:a xlink:href="https://www.systango.com/blog/react-js-infinity/" xlink:type="simple">https://www.systango.com/blog/react-js-infinity/</text:a></text:p>
          </draw:text-box>
        </draw:frame>
        <draw:frame draw:style-name="gr3" draw:text-style-name="P13" draw:layer="layout" svg:width="12.529cm" svg:height="0.646cm" svg:x="2.935cm" svg:y="6.83cm">
          <draw:text-box>
            <text:p text:style-name="P12"><text:a xlink:href="http://blog.krawaller.se/posts/composition-in-cyclejs-choo-react-and-angular2/" xlink:type="simple">http://blog.krawaller.se/posts/composition-in-cyclejs-choo-react-and-angular2/</text:a></text:p>
          </draw:text-box>
        </draw:frame>
        <draw:frame draw:style-name="gr3" draw:text-style-name="P13" draw:layer="layout" svg:width="10.209cm" svg:height="0.646cm" svg:x="2.895cm" svg:y="7.667cm">
          <draw:text-box>
            <text:p text:style-name="P12"><text:a xlink:href="http://blog.wolksoftware.com/working-with-react-and-typescript" xlink:type="simple">http://blog.wolksoftware.com/working-with-react-and-typescript</text:a></text:p>
          </draw:text-box>
        </draw:frame>
        <draw:frame draw:style-name="gr3" draw:text-style-name="P13" draw:layer="layout" svg:width="9.24cm" svg:height="0.646cm" svg:x="2.879cm" svg:y="8.467cm">
          <draw:text-box>
            <text:p text:style-name="P12"><text:a xlink:href="https://blog.10pines.com/2018/08/27/reactjs-virtual-dom/" xlink:type="simple">https://blog.10pines.com/2018/08/27/reactjs-virtual-dom/</text:a></text:p>
          </draw:text-box>
        </draw:frame>
        <draw:frame draw:style-name="gr3" draw:text-style-name="P13" draw:layer="layout" svg:width="7.889cm" svg:height="0.646cm" svg:x="2.955cm" svg:y="9.242cm">
          <draw:text-box>
            <text:p text:style-name="P12"><text:a xlink:href="https://everipedia.org/wiki/lang_en/jordan-walke" xlink:type="simple">https://everipedia.org/wiki/lang_en/jordan-walke</text:a></text:p>
          </draw:text-box>
        </draw:frame>
        <draw:frame draw:style-name="gr3" draw:text-style-name="P13" draw:layer="layout" svg:width="7.136cm" svg:height="0.646cm" svg:x="2.931cm" svg:y="10.042cm">
          <draw:text-box>
            <text:p text:style-name="P12"><text:a xlink:href="https://ed.team/blog/como-funciona-reactjs" xlink:type="simple">https://ed.team/blog/como-funciona-reactjs</text:a></text:p>
          </draw:text-box>
        </draw:frame>
        <draw:frame draw:style-name="gr3" draw:text-style-name="P13" draw:layer="layout" svg:width="8.617cm" svg:height="0.646cm" svg:x="2.991cm" svg:y="10.923cm">
          <draw:text-box>
            <text:p text:style-name="P12"><text:a xlink:href="https://www.npmtrends.com/angular-vs-react-vs-vue" xlink:type="simple">https://www.npmtrends.com/angular-vs-react-vs-vue</text:a></text:p>
          </draw:text-box>
        </draw:frame>
        <draw:frame draw:style-name="gr3" draw:text-style-name="P13" draw:layer="layout" svg:width="11.162cm" svg:height="0.646cm" svg:x="3.018cm" svg:y="11.723cm">
          <draw:text-box>
            <text:p text:style-name="P12"><text:a xlink:href="https://reactjs.org/blog/2018/03/01/sneak-peek-beyond-react-16.html" xlink:type="simple">https://reactjs.org/blog/2018/03/01/sneak-peek-beyond-react-16.html</text:a></text:p>
          </draw:text-box>
        </draw:frame>
        <draw:frame draw:style-name="gr3" draw:text-style-name="P13" draw:layer="layout" svg:width="5.603cm" svg:height="0.646cm" svg:x="2.998cm" svg:y="12.523cm">
          <draw:text-box>
            <text:p text:style-name="P12"><text:a xlink:href="https://element.eleme.io/#/en-US" xlink:type="simple">https://element.eleme.io/#/en-US</text:a></text:p>
          </draw:text-box>
        </draw:frame>
        <draw:frame draw:style-name="gr3" draw:text-style-name="P13" draw:layer="layout" svg:width="9.481cm" svg:height="0.646cm" svg:x="3.059cm" svg:y="13.323cm">
          <draw:text-box>
            <text:p text:style-name="P12"><text:a xlink:href="https://www.kirupa.com/react/using_redux_with_react.htm" xlink:type="simple">https://www.kirupa.com/react/using_redux_with_react.htm</text:a></text:p>
          </draw:text-box>
        </draw:frame>
        <draw:frame draw:style-name="gr3" draw:text-style-name="P13" draw:layer="layout" svg:width="8.202cm" svg:height="0.646cm" svg:x="3.098cm" svg:y="14.123cm">
          <draw:text-box>
            <text:p text:style-name="P12"><text:a xlink:href="http://martinjackson.github.io/where-will-you-go/#/" xlink:type="simple">http://martinjackson.github.io/where-will-you-go/#/</text:a></text:p>
          </draw:text-box>
        </draw:frame>
        <anim:par presentation:node-type="timing-root">
          <anim:par smil:begin="id11.begin">
            <anim:transitionFilter smil:dur="1.5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2" svg:font-family="'Tw Cen MT'"/>
    <style:font-face style:name="Tw Cen MT Condensed1" svg:font-family="'Tw Cen MT Condensed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1" svg:font-family="'Tw Cen MT'" style:font-pitch="variable"/>
    <style:font-face style:name="Tw Cen MT Condensed" svg:font-family="'Tw Cen MT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w Cen MT" svg:font-family="'Tw Cen MT'" style:font-family-generic="roman" style:font-pitch="variable"/>
    <style:font-face style:name="Dubai Light" svg:font-family="'Dubai Light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color="#3465a4" draw:fill="none" draw:fill-gradient-name="Gradient_20_1" draw:fill-hatch-name="Hatching_20_1" draw:fill-image-name="Bitmap_20_1" draw:shadow-offset-x="0.203cm" draw:shadow-offset-y="0.203cm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w Cen MT2" fo:font-family="'Tw Cen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w Cen MT2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53cm" svg:stroke-color="#1cade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draw:fill="solid" draw:fill-color="#1482a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53cm" svg:stroke-color="#1482a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82ac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0%" fo:text-align="end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80%" fo:text-align="start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71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3" style:family="text">
      <style:text-properties fo:font-variant="normal" fo:text-transform="none" fo:color="#0d0d0d" style:text-line-through-style="none" style:text-line-through-type="none" style:text-position="0% 100%" style:font-name="Tw Cen MT Condensed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text-transform="uppercase" fo:color="#0d0d0d" style:text-line-through-style="none" style:text-line-through-type="none" style:text-position="0% 100%" style:font-name="Tw Cen MT Condensed1" fo:font-size="50pt" fo:letter-spacing="0.035cm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space-before="0.001cm" text:min-label-width="0.253cm"/>
        <style:text-properties fo:font-family="'Tw Cen MT'" style:font-family-generic="swiss" style:font-pitch="variable" fo:color="#1cade4" fo:font-size="100%"/>
      </text:list-level-style-bullet>
      <text:list-level-style-bullet text:level="2" text:bullet-char="">
        <style:list-level-properties text:space-before="0.357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3" text:bullet-char="">
        <style:list-level-properties text:space-before="0.865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4" text:bullet-char="">
        <style:list-level-properties text:space-before="1.271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5" text:bullet-char="">
        <style:list-level-properties text:space-before="1.779cm" text:min-label-width="0.38cm"/>
        <style:text-properties fo:font-family="'Wingdings 3'" style:font-family-generic="roman" style:font-pitch="variable" style:font-charset="x-symbol" fo:color="#1cade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Title_20_Slide" style:display-name="Title Slide" style:page-layout-name="PM1" draw:style-name="Mdp1">
      <draw:line draw:name="Straight Connector 6" draw:style-name="Mgr3" draw:text-style-name="MP5" draw:layer="backgroundobjects" drawooo:display="none" svg:x1="2.116cm" svg:y1="4.835cm" svg:x2="2.116cm" svg:y2="2.295cm">
        <text:p/>
      </draw:line>
      <draw:custom-shape draw:name="Rectangle 9" draw:style-name="Mgr4" draw:text-style-name="MP6" draw:layer="backgroundobjects" svg:width="33.866cm" svg:height="12.6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5" draw:style-name="Mgr5" draw:text-style-name="MP7" draw:layer="backgroundobjects" svg:width="33.866cm" svg:height="12.699cm" svg:x="0cm" svg:y="0cm">
        <text:p/>
        <draw:enhanced-geometry draw:mirror-horizontal="false" draw:mirror-vertical="false" svg:viewBox="0 0 0 0" drawooo:sub-view-size="12192000 4572001" draw:text-areas="0 0 ?f0 ?f1" draw:type="ooxml-non-primitive" draw:enhanced-path="M 12192000 4387986 L 12192000 4572001 12013927 4572001 C 12084901 4522707 12145198 4460004 12192000 4387986 Z M 12192000 4041440 L 12192000 4174488 C 12005469 4244657 11857227 4389538 11786673 4572001 L 11649784 4572001 C 11730542 4320085 11933879 4121396 12192000 4041440 Z M 10767111 3999419 L 10784198 4001042 C 10816584 4001569 10848477 4004550 10879660 4010107 10885236 4009688 10890564 4010636 10895873 4011646 L 10895990 4012794 C 11208069 4064450 11461298 4283539 11554662 4572001 L 11417114 4572001 C 11333731 4357380 11143362 4194541 10909360 4144250 10943854 4319651 11046077 4471530 11189175 4572001 L 10994934 4572001 C 10878802 4452596 10800240 4298519 10775875 4127511 10775707 4127458 10775539 4127453 10775369 4127448 L 10774831 4120772 C 10769772 4090522 10767321 4059631 10767364 4028296 10766052 4022668 10765993 4017001 10765993 4011320 L 10766587 3999880 10767085 3999913 Z M 10744358 3999419 L 10744384 3999913 10744882 3999880 10745476 4011320 C 10745476 4017001 10745417 4022668 10744105 4028296 10744148 4059631 10741697 4090522 10736638 4120772 L 10736100 4127448 C 10735930 4127453 10735762 4127458 10735594 4127511 10711229 4298519 10632667 4452596 10516535 4572001 L 10322294 4572001 C 10465392 4471530 10567615 4319650 10602109 4144250 10368107 4194541 10177738 4357380 10094355 4572001 L 9956808 4572001 C 10050171 4283539 10303400 4064450 10615479 4012794 L 10615596 4011646 C 10620905 4010636 10626233 4009688 10631809 4010107 10662992 4004550 10694885 4001569 10727271 4001042 Z M 9074958 3999419 L 9092045 4001042 C 9124431 4001569 9156324 4004550 9187507 4010107 9193083 4009688 9198411 4010636 9203720 4011646 L 9203837 4012794 C 9515916 4064450 9769145 4283539 9862508 4572001 L 9724961 4572001 C 9641578 4357380 9451209 4194541 9217207 4144250 9251701 4319651 9353924 4471530 9497022 4572001 L 9302781 4572001 C 9186649 4452596 9108087 4298519 9083722 4127511 9083554 4127458 9083386 4127453 9083216 4127448 L 9082678 4120772 C 9077619 4090522 9075168 4059631 9075211 4028296 9073899 4022668 9073840 4017001 9073840 4011320 L 9074434 3999880 9074932 3999913 Z M 9052207 3999419 L 9052233 3999913 9052731 3999880 9053325 4011320 C 9053325 4017001 9053266 4022668 9051954 4028296 9051997 4059631 9049546 4090522 9044487 4120772 L 9043949 4127448 C 9043779 4127453 9043611 4127458 9043443 4127511 9019078 4298519 8940516 4452596 8824384 4572001 L 8630143 4572001 C 8773241 4471530 8875464 4319651 8909958 4144250 8675956 4194541 8485587 4357380 8402204 4572001 L 8264656 4572001 C 8358019 4283539 8611249 4064450 8923328 4012794 L 8923445 4011646 C 8928754 4010636 8934082 4009688 8939658 4010107 8970841 4004550 9002734 4001569 9035120 4001042 Z M 7382807 3999419 L 7399895 4001042 C 7432280 4001569 7464173 4004550 7495356 4010107 7500932 4009688 7506260 4010636 7511569 4011646 L 7511686 4012794 C 7823765 4064450 8076994 4283539 8170358 4572001 L 8032809 4572001 C 7949426 4357380 7759058 4194541 7525056 4144250 7559550 4319650 7661773 4471530 7804870 4572001 L 7610630 4572001 C 7494498 4452596 7415935 4298519 7391571 4127511 7391403 4127458 7391235 4127453 7391065 4127448 L 7390527 4120772 C 7385468 4090522 7383018 4059631 7383060 4028296 7381748 4022668 7381689 4017001 7381689 4011320 L 7382283 3999880 7382781 3999913 Z M 7360056 3999419 L 7360082 3999913 7360580 3999880 7361174 4011320 C 7361174 4017001 7361115 4022668 7359803 4028296 7359845 4059631 7357395 4090522 7352336 4120772 L 7351798 4127448 C 7351628 4127453 7351460 4127458 7351292 4127511 7326927 4298519 7248364 4452596 7132233 4572001 L 6937992 4572001 C 7081090 4471530 7183313 4319650 7217807 4144250 6983804 4194541 6793436 4357380 6710053 4572001 L 6572505 4572001 C 6665868 4283539 6919098 4064450 7231177 4012794 L 7231294 4011646 C 7236603 4010636 7241931 4009688 7247507 4010107 7278690 4004550 7310583 4001569 7342968 4001042 Z M 5690656 3999419 L 5707743 4001042 C 5740129 4001569 5772021 4004550 5803205 4010107 5808781 4009688 5814109 4010636 5819417 4011646 L 5819534 4012794 C 6131614 4064450 6384843 4283539 6478206 4572001 L 6340658 4572001 C 6257275 4357380 6066907 4194541 5832905 4144250 5867399 4319651 5969622 4471530 6112719 4572001 L 5918478 4572001 C 5802347 4452596 5723784 4298519 5699419 4127511 5699252 4127458 5699083 4127453 5698914 4127448 L 5698375 4120772 C 5693317 4090522 5690866 4059631 5690908 4028296 5689596 4022668 5689538 4017001 5689538 4011320 L 5690132 3999880 5690630 3999913 Z M 5667905 3999419 L 5667931 3999913 5668429 3999880 5669023 4011320 C 5669023 4017001 5668964 4022668 5667652 4028296 5667694 4059631 5665244 4090522 5660185 4120772 L 5659647 4127448 C 5659477 4127453 5659309 4127458 5659141 4127511 5634776 4298519 5556213 4452596 5440082 4572001 L 5245841 4572001 C 5388939 4471530 5491162 4319651 5525656 4144250 5291653 4194541 5101285 4357380 5017902 4572001 L 4880354 4572001 C 4973717 4283539 5226947 4064450 5539026 4012794 L 5539143 4011646 C 5544452 4010636 5549780 4009688 5555356 4010107 5586539 4004550 5618432 4001569 5650817 4001042 Z M 3998505 3999419 L 4015592 4001042 C 4047978 4001569 4079870 4004550 4111054 4010107 4116630 4009688 4121958 4010636 4127266 4011646 L 4127384 4012794 C 4439463 4064450 4692692 4283539 4786055 4572001 L 4648508 4572001 C 4565124 4357380 4374756 4194541 4140754 4144250 4175248 4319650 4277471 4471530 4420568 4572001 L 4226327 4572001 C 4110196 4452596 4031633 4298519 4007268 4127511 4007101 4127458 4006932 4127453 4006763 4127448 L 4006225 4120772 C 4001166 4090522 3998715 4059631 3998757 4028296 3997445 4022668 3997387 4017001 3997387 4011320 L 3997981 3999880 3998479 3999913 Z M 3975754 3999419 L 3975780 3999913 3976278 3999880 3976872 4011320 C 3976872 4017001 3976813 4022668 3975501 4028296 3975543 4059631 3973093 4090522 3968034 4120772 L 3967496 4127448 C 3967326 4127453 3967158 4127458 3966990 4127511 3942625 4298519 3864063 4452596 3747931 4572001 L 3553690 4572001 C 3696788 4471530 3799011 4319651 3833505 4144250 3599503 4194541 3409134 4357380 3325751 4572001 L 3188203 4572001 C 3281566 4283539 3534796 4064450 3846875 4012794 L 3846992 4011646 C 3852301 4010636 3857629 4009688 3863205 4010107 3894388 4004550 3926281 4001569 3958666 4001042 Z M 2306354 3999419 L 2323441 4001042 C 2355827 4001569 2387719 4004550 2418903 4010107 2424479 4009688 2429807 4010636 2435115 4011646 L 2435233 4012794 C 2747312 4064450 3000542 4283539 3093904 4572001 L 2956357 4572001 C 2872974 4357380 2682605 4194541 2448603 4144250 2483097 4319651 2585320 4471530 2728418 4572001 L 2534177 4572001 C 2418045 4452596 2339482 4298519 2315117 4127511 2314950 4127458 2314781 4127453 2314612 4127448 L 2314074 4120772 C 2309015 4090522 2306564 4059631 2306606 4028296 2305294 4022668 2305236 4017001 2305236 4011320 L 2305830 3999880 2306328 3999913 Z M 2283603 3999419 L 2283629 3999913 2284127 3999880 2284721 4011320 C 2284721 4017001 2284662 4022668 2283350 4028296 2283392 4059631 2280942 4090522 2275883 4120772 L 2275345 4127448 C 2275175 4127453 2275007 4127458 2274839 4127511 2250474 4298519 2171912 4452596 2055780 4572001 L 1861539 4572001 C 2004637 4471530 2106860 4319650 2141354 4144250 1907352 4194541 1716983 4357380 1633600 4572001 L 1496052 4572001 C 1589416 4283539 1842645 4064450 2154724 4012794 L 2154841 4011646 C 2160150 4010636 2165478 4009688 2171054 4010107 2202237 4004550 2234130 4001569 2266515 4001042 Z M 614203 3999419 L 631290 4001042 C 663676 4001569 695568 4004550 726752 4010107 732328 4009688 737656 4010636 742964 4011646 L 743081 4012794 C 1055161 4064450 1308390 4283539 1401754 4572001 L 1264205 4572001 C 1180823 4357380 990454 4194541 756452 4144250 790946 4319651 893169 4471530 1036266 4572001 L 842026 4572001 C 725894 4452596 647331 4298519 622966 4127511 622799 4127458 622630 4127453 622461 4127448 L 621923 4120772 C 616864 4090522 614413 4059631 614455 4028296 613143 4022668 613085 4017001 613085 4011320 L 613679 3999880 614177 3999913 Z M 591452 3999419 L 591478 3999913 591976 3999880 592570 4011320 C 592570 4017001 592511 4022668 591199 4028296 591242 4059631 588791 4090522 583732 4120772 L 583194 4127448 C 583024 4127453 582856 4127458 582689 4127511 558275 4298863 479445 4453216 362360 4572001 L 169811 4572001 C 312603 4471357 414729 4319551 449203 4144250 258971 4185134 97576 4300399 0 4458139 L 0 4251345 C 121484 4128438 282199 4042650 462573 4012794 L 462690 4011646 C 467999 4010636 473327 4009688 478903 4010107 510086 4004550 541979 4001569 574365 4001042 Z M 11452667 3304913 C 11177477 3363591 10962633 3576701 10909358 3845480 11184548 3786801 11399391 3573691 11452667 3304913 Z M 10058800 3304913 C 10112076 3573691 10326919 3786801 10602109 3845480 10548834 3576701 10333990 3363591 10058800 3304913 Z M 9760514 3304913 C 9485324 3363591 9270480 3576701 9217205 3845480 9492395 3786801 9707238 3573691 9760514 3304913 Z M 8366649 3304913 C 8419925 3573691 8634768 3786801 8909958 3845480 8856683 3576701 8641839 3363591 8366649 3304913 Z M 8068363 3304913 C 7793173 3363591 7578329 3576701 7525054 3845480 7800244 3786801 8015087 3573691 8068363 3304913 Z M 6674498 3304913 C 6727774 3573691 6942617 3786801 7217807 3845480 7164532 3576701 6949688 3363591 6674498 3304913 Z M 6376212 3304913 C 6101022 3363591 5886178 3576701 5832903 3845480 6108093 3786801 6322936 3573691 6376212 3304913 Z M 4982347 3304913 C 5035623 3573691 5250466 3786801 5525656 3845480 5472381 3576701 5257537 3363591 4982347 3304913 Z M 4684061 3304913 C 4408871 3363591 4194027 3576701 4140752 3845480 4415942 3786801 4630785 3573691 4684061 3304913 Z M 3290196 3304913 C 3343472 3573691 3558315 3786801 3833505 3845480 3780230 3576701 3565386 3363591 3290196 3304913 Z M 2991910 3304913 C 2716720 3363591 2501876 3576701 2448601 3845480 2723791 3786801 2938634 3573691 2991910 3304913 Z M 1598045 3304913 C 1651321 3573691 1866164 3786801 2141354 3845480 2088079 3576701 1873235 3363591 1598045 3304913 Z M 1299759 3304913 C 1024569 3363591 809725 3576701 756450 3845480 1031640 3786801 1246483 3573691 1299759 3304913 Z M 0 3200906 C 306658 3291386 537576 3547942 582690 3862087 582857 3862140 583026 3862145 583195 3862150 L 583735 3868787 C 588792 3898794 591242 3929436 591199 3960518 592511 3966104 592570 3971728 592570 3977366 592570 3981158 592543 3984944 591977 3988716 L 591478 3988683 591452 3989174 574334 3987561 C 541959 3987038 510079 3984080 478907 3978570 473330 3978986 468001 3978045 462690 3977042 L 462574 3975903 C 282200 3946281 121485 3861168 0 3739225 L 0 3534056 C 97584 3690562 258975 3804918 449203 3845480 402182 3608252 229297 3414390 0 3332205 Z M 11608704 3161219 L 11625791 3162829 C 11658177 3163352 11690070 3166310 11721253 3171823 11726829 3171407 11732157 3172348 11737466 3173350 L 11737583 3174489 C 11914088 3203476 12071767 3285599 12192000 3403667 L 12192000 3603658 C 12093732 3453636 11935983 3344367 11750953 3304913 11797422 3539349 11966808 3731433 12192000 3815480 L 12192000 3947482 C 11889465 3854506 11662185 3599697 11617468 3288305 11617300 3288253 11617132 3288248 11616962 3288243 L 11616424 3281619 C 11611365 3251607 11608914 3220958 11608957 3189869 11607645 3184286 11607586 3178663 11607586 3173027 L 11608180 3161677 11608678 3161709 Z M 11594916 3161219 L 11594942 3161709 11595440 3161677 11596034 3173027 C 11596034 3178663 11595975 3184286 11594663 3189869 11594706 3220958 11592255 3251607 11587196 3281619 L 11586658 3288243 C 11586488 3288248 11586320 3288253 11586152 3288305 11535877 3638399 11254838 3916971 10895987 3975903 L 10895871 3977042 C 10890560 3978045 10885231 3978986 10879654 3978570 10848482 3984080 10816602 3987038 10784227 3987561 L 10767109 3989174 10767083 3988683 10766584 3988716 C 10766018 3984944 10765991 3981158 10765991 3977366 10765991 3971728 10766050 3966104 10767362 3960518 10767319 3929436 10769769 3898794 10774826 3868787 L 10775366 3862150 C 10775535 3862145 10775704 3862140 10775872 3862087 10826148 3511992 11107187 3233421 11466037 3174489 L 11466154 3173350 C 11471463 3172348 11476791 3171407 11482367 3171823 11513550 3166310 11545443 3163352 11577829 3162829 Z M 9916551 3161219 L 9933638 3162829 C 9966024 3163352 9997917 3166310 10029100 3171823 10034676 3171407 10040004 3172348 10045313 3173350 L 10045430 3174489 C 10404280 3233421 10685319 3511992 10735596 3862087 10735763 3862140 10735932 3862145 10736101 3862150 L 10736641 3868787 C 10741698 3898794 10744148 3929436 10744105 3960518 10745417 3966104 10745476 3971728 10745476 3977366 10745476 3981158 10745449 3984944 10744883 3988716 L 10744384 3988683 10744358 3989174 10727240 3987561 C 10694865 3987038 10662985 3984080 10631813 3978570 10626236 3978986 10620907 3978045 10615596 3977042 L 10615480 3975903 C 10256629 3916971 9975590 3638399 9925315 3288305 9925147 3288253 9924979 3288248 9924809 3288243 L 9924271 3281619 C 9919212 3251607 9916761 3220958 9916804 3189869 9915492 3184286 9915433 3178663 9915433 3173027 L 9916027 3161677 9916525 3161709 Z M 9902763 3161219 L 9902789 3161709 9903287 3161677 9903881 3173027 C 9903881 3178663 9903822 3184286 9902510 3189869 9902553 3220958 9900102 3251607 9895043 3281619 L 9894505 3288243 C 9894335 3288248 9894167 3288253 9893999 3288305 9843724 3638399 9562685 3916971 9203834 3975903 L 9203718 3977042 C 9198407 3978045 9193078 3978986 9187501 3978570 9156329 3984080 9124449 3987038 9092074 3987561 L 9074956 3989174 9074930 3988683 9074431 3988716 C 9073865 3984944 9073838 3981158 9073838 3977366 9073838 3971728 9073897 3966104 9075209 3960518 9075166 3929436 9077616 3898794 9082673 3868787 L 9083213 3862150 C 9083382 3862145 9083551 3862140 9083718 3862087 9133995 3511992 9415034 3233421 9773884 3174489 L 9774001 3173350 C 9779310 3172348 9784638 3171407 9790214 3171823 9821397 3166310 9853290 3163352 9885676 3162829 Z M 8224400 3161219 L 8241488 3162829 C 8273873 3163352 8305766 3166310 8336949 3171823 8342525 3171407 8347853 3172348 8353162 3173350 L 8353279 3174489 C 8712129 3233421 8993168 3511992 9043444 3862087 9043612 3862140 9043781 3862145 9043950 3862150 L 9044490 3868787 C 9049547 3898794 9051997 3929436 9051954 3960518 9053266 3966104 9053325 3971728 9053325 3977366 9053325 3981158 9053298 3984944 9052732 3988716 L 9052233 3988683 9052207 3989174 9035089 3987561 C 9002714 3987038 8970834 3984080 8939662 3978570 8934085 3978986 8928756 3978045 8923445 3977042 L 8923329 3975903 C 8564478 3916971 8283439 3638399 8233164 3288305 8232996 3288253 8232828 3288248 8232658 3288243 L 8232120 3281619 C 8227061 3251607 8224611 3220958 8224653 3189869 8223341 3184286 8223282 3178663 8223282 3173027 L 8223876 3161677 8224374 3161709 Z M 8210612 3161219 L 8210638 3161709 8211136 3161677 8211730 3173027 C 8211730 3178663 8211672 3184286 8210360 3189869 8210402 3220958 8207951 3251607 8202893 3281619 L 8202354 3288243 C 8202185 3288248 8202016 3288253 8201849 3288305 8151573 3638399 7870534 3916971 7511683 3975903 L 7511567 3977042 C 7506256 3978045 7500927 3978986 7495350 3978570 7464178 3984080 7432298 3987038 7399924 3987561 L 7382805 3989174 7382779 3988683 7382280 3988716 C 7381714 3984944 7381687 3981158 7381687 3977366 7381687 3971728 7381746 3966104 7383058 3960518 7383016 3929436 7385465 3898794 7390522 3868787 L 7391062 3862150 C 7391231 3862145 7391400 3862140 7391568 3862087 7441844 3511992 7722883 3233421 8081734 3174489 L 8081851 3173350 C 8087159 3172348 8092487 3171407 8098063 3171823 8129247 3166310 8161139 3163352 8193525 3162829 Z M 6532249 3161219 L 6549337 3162829 C 6581722 3163352 6613615 3166310 6644798 3171823 6650374 3171407 6655702 3172348 6661011 3173350 L 6661128 3174489 C 7019978 3233421 7301017 3511992 7351294 3862087 7351461 3862140 7351631 3862145 7351799 3862150 L 7352340 3868787 C 7357396 3898794 7359846 3929436 7359804 3960518 7361116 3966104 7361174 3971728 7361174 3977366 7361174 3981158 7361147 3984944 7360581 3988716 L 7360082 3988683 7360056 3989174 7342938 3987561 C 7310564 3987038 7278683 3984080 7247511 3978570 7241934 3978986 7236605 3978045 7231295 3977042 L 7231179 3975903 C 6872327 3916971 6591288 3638399 6541013 3288305 6540845 3288253 6540677 3288248 6540507 3288243 L 6539969 3281619 C 6534910 3251607 6532460 3220958 6532502 3189869 6531190 3184286 6531131 3178663 6531131 3173027 L 6531725 3161677 6532223 3161709 Z M 6518461 3161219 L 6518487 3161709 6518985 3161677 6519579 3173027 C 6519579 3178663 6519520 3184286 6518208 3189869 6518250 3220958 6515800 3251607 6510741 3281619 L 6510203 3288243 C 6510033 3288248 6509865 3288253 6509697 3288305 6459422 3638399 6178383 3916971 5819531 3975903 L 5819415 3977042 C 5814105 3978045 5808776 3978986 5803199 3978570 5772027 3984080 5740146 3987038 5707772 3987561 L 5690654 3989174 5690628 3988683 5690129 3988716 C 5689563 3984944 5689536 3981158 5689536 3977366 5689536 3971728 5689594 3966104 5690906 3960518 5690864 3929436 5693314 3898794 5698370 3868787 L 5698911 3862150 C 5699079 3862145 5699249 3862140 5699416 3862087 5749693 3511992 6030732 3233421 6389582 3174489 L 6389699 3173350 C 6395008 3172348 6400336 3171407 6405912 3171823 6437095 3166310 6468988 3163352 6501373 3162829 Z M 4840098 3161219 L 4857185 3162829 C 4889571 3163352 4921463 3166310 4952647 3171823 4958223 3171407 4963551 3172348 4968859 3173350 L 4968976 3174489 C 5327827 3233421 5608866 3511992 5659142 3862087 5659310 3862140 5659479 3862145 5659648 3862150 L 5660188 3868787 C 5665245 3898794 5667694 3929436 5667652 3960518 5668964 3966104 5669023 3971728 5669023 3977366 5669023 3981158 5668996 3984944 5668430 3988716 L 5667931 3988683 5667905 3989174 5650786 3987561 C 5618412 3987038 5586532 3984080 5555360 3978570 5549783 3978986 5544454 3978045 5539143 3977042 L 5539027 3975903 C 5180176 3916971 4899137 3638399 4848861 3288305 4848694 3288253 4848525 3288248 4848356 3288243 L 4847817 3281619 C 4842759 3251607 4840308 3220958 4840350 3189869 4839038 3184286 4838980 3178663 4838980 3173027 L 4839574 3161677 4840072 3161709 Z M 4826310 3161219 L 4826336 3161709 4826834 3161677 4827428 3173027 C 4827428 3178663 4827369 3184286 4826057 3189869 4826099 3220958 4823649 3251607 4818590 3281619 L 4818052 3288243 C 4817882 3288248 4817714 3288253 4817546 3288305 4767271 3638399 4486232 3916971 4127381 3975903 L 4127264 3977042 C 4121954 3978045 4116625 3978986 4111048 3978570 4079876 3984080 4047996 3987038 4015621 3987561 L 3998503 3989174 3998477 3988683 3997978 3988716 C 3997412 3984944 3997385 3981158 3997385 3977366 3997385 3971728 3997443 3966104 3998755 3960518 3998713 3929436 4001163 3898794 4006219 3868787 L 4006760 3862150 C 4006928 3862145 4007098 3862140 4007265 3862087 4057542 3511992 4338581 3233421 4697431 3174489 L 4697548 3173350 C 4702857 3172348 4708185 3171407 4713761 3171823 4744944 3166310 4776837 3163352 4809222 3162829 Z M 3147947 3161219 L 3165034 3162829 C 3197420 3163352 3229312 3166310 3260496 3171823 3266072 3171407 3271400 3172348 3276708 3173350 L 3276826 3174489 C 3635676 3233421 3916715 3511992 3966991 3862087 3967159 3862140 3967328 3862145 3967497 3862150 L 3968037 3868787 C 3973094 3898794 3975543 3929436 3975501 3960518 3976813 3966104 3976872 3971728 3976872 3977366 3976872 3981158 3976845 3984944 3976279 3988716 L 3975780 3988683 3975754 3989174 3958635 3987561 C 3926261 3987038 3894381 3984080 3863209 3978570 3857632 3978986 3852303 3978045 3846992 3977042 L 3846876 3975903 C 3488025 3916971 3206986 3638399 3156710 3288305 3156543 3288253 3156374 3288248 3156205 3288243 L 3155667 3281619 C 3150608 3251607 3148157 3220958 3148199 3189869 3146887 3184286 3146829 3178663 3146829 3173027 L 3147423 3161677 3147921 3161709 Z M 3134159 3161219 L 3134185 3161709 3134683 3161677 3135277 3173027 C 3135277 3178663 3135218 3184286 3133906 3189869 3133948 3220958 3131498 3251607 3126439 3281619 L 3125901 3288243 C 3125731 3288248 3125563 3288253 3125395 3288305 3075120 3638399 2794081 3916971 2435230 3975903 L 2435113 3977042 C 2429803 3978045 2424474 3978986 2418897 3978570 2387725 3984080 2355845 3987038 2323470 3987561 L 2306352 3989174 2306326 3988683 2305827 3988716 C 2305261 3984944 2305234 3981158 2305234 3977366 2305234 3971728 2305292 3966104 2306604 3960518 2306562 3929436 2309012 3898794 2314068 3868787 L 2314609 3862150 C 2314777 3862145 2314947 3862140 2315114 3862087 2365391 3511992 2646430 3233421 3005280 3174489 L 3005397 3173350 C 3010706 3172348 3016034 3171407 3021610 3171823 3052793 3166310 3084686 3163352 3117071 3162829 Z M 1455796 3161219 L 1472883 3162829 C 1505269 3163352 1537161 3166310 1568345 3171823 1573921 3171407 1579249 3172348 1584557 3173350 L 1584675 3174489 C 1943525 3233421 2224564 3511992 2274840 3862087 2275008 3862140 2275177 3862145 2275346 3862150 L 2275886 3868787 C 2280943 3898794 2283392 3929436 2283350 3960518 2284662 3966104 2284721 3971728 2284721 3977366 2284721 3981158 2284694 3984944 2284128 3988716 L 2283629 3988683 2283603 3989174 2266484 3987561 C 2234110 3987038 2202230 3984080 2171058 3978570 2165481 3978986 2160152 3978045 2154841 3977042 L 2154725 3975903 C 1795874 3916971 1514835 3638399 1464559 3288305 1464392 3288253 1464223 3288248 1464054 3288243 L 1463515 3281619 C 1458457 3251607 1456006 3220958 1456048 3189869 1454736 3184286 1454678 3178663 1454678 3173027 L 1455272 3161677 1455770 3161709 Z M 1442008 3161219 L 1442034 3161709 1442532 3161677 1443126 3173027 C 1443126 3178663 1443067 3184286 1441755 3189869 1441797 3220958 1439347 3251607 1434288 3281619 L 1433750 3288243 C 1433580 3288248 1433412 3288253 1433244 3288305 1382969 3638399 1101930 3916971 743079 3975903 L 742962 3977042 C 737652 3978045 732323 3978986 726746 3978570 695574 3984080 663693 3987038 631319 3987561 L 614201 3989174 614175 3988683 613676 3988716 C 613110 3984944 613083 3981158 613083 3977366 613083 3971728 613141 3966104 614453 3960518 614411 3929436 616861 3898794 621917 3868787 L 622458 3862150 C 622626 3862145 622796 3862140 622963 3862087 673240 3511992 954279 3233421 1313129 3174489 L 1313246 3173350 C 1318555 3172348 1323883 3171407 1329459 3171823 1360642 3166310 1392535 3163352 1424920 3162829 Z M 10909360 2447425 C 10962636 2718331 11177479 2933128 11452669 2992271 11399394 2721365 11184550 2506568 10909360 2447425 Z M 10602109 2447425 C 10326919 2506568 10112075 2721365 10058800 2992271 10333990 2933128 10548833 2718331 10602109 2447425 Z M 9217207 2447425 C 9270483 2718331 9485326 2933128 9760516 2992271 9707241 2721365 9492397 2506568 9217207 2447425 Z M 8909958 2447425 C 8634768 2506568 8419924 2721365 8366649 2992271 8641839 2933128 8856682 2718331 8909958 2447425 Z M 7525056 2447425 C 7578332 2718331 7793175 2933128 8068365 2992271 8015090 2721365 7800246 2506568 7525056 2447425 Z M 7217807 2447425 C 6942617 2506568 6727773 2721365 6674498 2992271 6949688 2933128 7164531 2718331 7217807 2447425 Z M 5832905 2447425 C 5886181 2718331 6101024 2933128 6376214 2992271 6322939 2721365 6108095 2506568 5832905 2447425 Z M 5525656 2447425 C 5250466 2506568 5035622 2721365 4982347 2992271 5257537 2933128 5472380 2718331 5525656 2447425 Z M 4140754 2447425 C 4194030 2718331 4408873 2933128 4684063 2992271 4630788 2721365 4415944 2506568 4140754 2447425 Z M 3833505 2447425 C 3558315 2506568 3343471 2721365 3290196 2992271 3565386 2933128 3780229 2718331 3833505 2447425 Z M 2448603 2447425 C 2501879 2718331 2716722 2933128 2991912 2992271 2938637 2721365 2723793 2506568 2448603 2447425 Z M 2141354 2447425 C 1866164 2506568 1651320 2721365 1598045 2992271 1873235 2933128 2088078 2718331 2141354 2447425 Z M 756452 2447425 C 809728 2718331 1024571 2933128 1299761 2992271 1246486 2721365 1031642 2506568 756452 2447425 Z M 12192000 2344615 L 12192000 2477663 C 11966807 2562375 11797421 2755980 11750953 2992271 11935988 2952504 12093739 2842365 12192000 2691161 L 12192000 2892735 C 12071770 3011736 11914089 3094511 11737582 3123727 L 11737466 3124875 C 11732155 3125886 11726826 3126834 11721249 3126415 11690077 3131969 11658197 3134950 11625822 3135477 L 11608704 3137103 11608678 3136608 11608179 3136641 C 11607613 3132839 11607586 3129023 11607586 3125201 11607586 3119519 11607645 3113850 11608957 3108220 11608914 3076892 11611364 3046007 11616421 3015763 L 11616961 3009073 C 11617130 3009068 11617299 3009063 11617466 3009010 11662185 2695154 11889463 2438329 12192000 2344615 Z M 10767111 2302594 L 10784198 2304217 C 10816584 2304744 10848477 2307725 10879660 2313282 10885236 2312863 10890564 2313811 10895873 2314821 L 10895990 2315969 C 11254840 2375367 11535879 2656144 11586156 3009010 11586323 3009063 11586492 3009068 11586661 3009073 L 11587201 3015763 C 11592258 3046007 11594708 3076892 11594665 3108220 11595977 3113850 11596036 3119519 11596036 3125201 11596036 3129023 11596009 3132839 11595443 3136641 L 11594944 3136608 11594918 3137103 11577800 3135477 C 11545425 3134950 11513545 3131969 11482373 3126415 11476796 3126834 11471467 3125886 11466156 3124875 L 11466040 3123727 C 11107189 3064328 10826150 2783551 10775875 2430686 10775707 2430633 10775539 2430628 10775369 2430623 L 10774831 2423947 C 10769772 2393697 10767321 2362806 10767364 2331471 10766052 2325843 10765993 2320176 10765993 2314495 L 10766587 2303055 10767085 2303088 Z M 10744358 2302594 L 10744384 2303088 10744882 2303055 10745476 2314495 C 10745476 2320176 10745417 2325843 10744105 2331471 10744148 2362806 10741697 2393697 10736638 2423947 L 10736100 2430623 C 10735930 2430628 10735762 2430633 10735594 2430686 10685319 2783551 10404280 3064328 10045429 3123727 L 10045313 3124875 C 10040002 3125886 10034673 3126834 10029096 3126415 9997924 3131969 9966044 3134950 9933669 3135477 L 9916551 3137103 9916525 3136608 9916026 3136641 C 9915460 3132839 9915433 3129023 9915433 3125201 9915433 3119519 9915492 3113850 9916804 3108220 9916761 3076892 9919211 3046007 9924268 3015763 L 9924808 3009073 C 9924977 3009068 9925146 3009063 9925314 3009010 9975590 2656144 10256629 2375367 10615479 2315969 L 10615596 2314821 C 10620905 2313811 10626233 2312863 10631809 2313282 10662992 2307725 10694885 2304744 10727271 2304217 Z M 9074958 2302594 L 9092045 2304217 C 9124431 2304744 9156324 2307725 9187507 2313282 9193083 2312863 9198411 2313811 9203720 2314821 L 9203837 2315969 C 9562687 2375367 9843726 2656144 9894002 3009010 9894170 3009063 9894339 3009068 9894508 3009073 L 9895048 3015763 C 9900105 3046007 9902555 3076892 9902512 3108220 9903824 3113850 9903883 3119519 9903883 3125201 9903883 3129023 9903856 3132839 9903290 3136641 L 9902791 3136608 9902765 3137103 9885647 3135477 C 9853272 3134950 9821392 3131969 9790220 3126415 9784643 3126834 9779314 3125886 9774003 3124875 L 9773887 3123727 C 9415036 3064328 9133997 2783551 9083722 2430686 9083554 2430633 9083386 2430628 9083216 2430623 L 9082678 2423947 C 9077619 2393697 9075168 2362806 9075211 2331471 9073899 2325843 9073840 2320176 9073840 2314495 L 9074434 2303055 9074932 2303088 Z M 9052207 2302594 L 9052233 2303088 9052731 2303055 9053325 2314495 C 9053325 2320176 9053266 2325843 9051954 2331471 9051997 2362806 9049546 2393697 9044487 2423947 L 9043949 2430623 C 9043779 2430628 9043611 2430633 9043443 2430686 8993168 2783551 8712129 3064328 8353278 3123727 L 8353162 3124875 C 8347851 3125886 8342522 3126834 8336945 3126415 8305773 3131969 8273893 3134950 8241519 3135477 L 8224400 3137103 8224374 3136608 8223875 3136641 C 8223309 3132839 8223282 3129023 8223282 3125201 8223282 3119519 8223341 3113850 8224653 3108220 8224611 3076892 8227060 3046007 8232117 3015763 L 8232657 3009073 C 8232826 3009068 8232995 3009063 8233163 3009010 8283439 2656144 8564478 2375367 8923328 2315969 L 8923445 2314821 C 8928754 2313811 8934082 2312863 8939658 2313282 8970841 2307725 9002734 2304744 9035120 2304217 Z M 7382807 2302594 L 7399895 2304217 C 7432280 2304744 7464173 2307725 7495356 2313282 7500932 2312863 7506260 2313811 7511569 2314821 L 7511686 2315969 C 7870536 2375367 8151575 2656144 8201852 3009010 8202019 3009063 8202189 3009068 8202357 3009073 L 8202898 3015763 C 8207954 3046007 8210404 3076892 8210362 3108220 8211674 3113850 8211732 3119519 8211732 3125201 8211732 3129023 8211705 3132839 8211139 3136641 L 8210640 3136608 8210614 3137103 8193496 3135477 C 8161122 3134950 8129241 3131969 8098069 3126415 8092492 3126834 8087163 3125886 8081853 3124875 L 8081737 3123727 C 7722885 3064328 7441846 2783551 7391571 2430686 7391403 2430633 7391235 2430628 7391065 2430623 L 7390527 2423947 C 7385468 2393697 7383018 2362806 7383060 2331471 7381748 2325843 7381689 2320176 7381689 2314495 L 7382283 2303055 7382781 2303088 Z M 7360056 2302594 L 7360082 2303088 7360580 2303055 7361174 2314495 C 7361174 2320176 7361116 2325843 7359804 2331471 7359846 2362806 7357395 2393697 7352337 2423947 L 7351798 2430623 C 7351629 2430628 7351460 2430633 7351293 2430686 7301017 2783551 7019978 3064328 6661127 3123727 L 6661011 3124875 C 6655700 3125886 6650371 3126834 6644794 3126415 6613622 3131969 6581742 3134950 6549368 3135477 L 6532249 3137103 6532223 3136608 6531724 3136641 C 6531158 3132839 6531131 3129023 6531131 3125201 6531131 3119519 6531190 3113850 6532502 3108220 6532460 3076892 6534909 3046007 6539966 3015763 L 6540506 3009073 C 6540675 3009068 6540844 3009063 6541012 3009010 6591288 2656144 6872327 2375367 7231178 2315969 L 7231295 2314821 C 7236603 2313811 7241931 2312863 7247507 2313282 7278691 2307725 7310583 2304744 7342969 2304217 Z M 5690656 2302594 L 5707743 2304217 C 5740129 2304744 5772021 2307725 5803205 2313282 5808781 2312863 5814109 2313811 5819417 2314821 L 5819534 2315969 C 6178385 2375367 6459424 2656144 6509700 3009010 6509868 3009063 6510037 3009068 6510206 3009073 L 6510746 3015763 C 6515803 3046007 6518252 3076892 6518210 3108220 6519522 3113850 6519581 3119519 6519581 3125201 6519581 3129023 6519554 3132839 6518988 3136641 L 6518489 3136608 6518463 3137103 6501344 3135477 C 6468970 3134950 6437090 3131969 6405918 3126415 6400341 3126834 6395012 3125886 6389701 3124875 L 6389585 3123727 C 6030734 3064328 5749695 2783551 5699419 2430686 5699252 2430633 5699083 2430628 5698914 2430623 L 5698375 2423947 C 5693317 2393697 5690866 2362806 5690908 2331471 5689596 2325843 5689538 2320176 5689538 2314495 L 5690132 2303055 5690630 2303088 Z M 5667905 2302594 L 5667931 2303088 5668429 2303055 5669023 2314495 C 5669023 2320176 5668964 2325843 5667652 2331471 5667694 2362806 5665244 2393697 5660185 2423947 L 5659647 2430623 C 5659477 2430628 5659309 2430633 5659141 2430686 5608866 2783551 5327827 3064328 4968975 3123727 L 4968859 3124875 C 4963549 3125886 4958220 3126834 4952643 3126415 4921471 3131969 4889590 3134950 4857216 3135477 L 4840098 3137103 4840072 3136608 4839573 3136641 C 4839007 3132839 4838980 3129023 4838980 3125201 4838980 3119519 4839038 3113850 4840350 3108220 4840308 3076892 4842758 3046007 4847814 3015763 L 4848355 3009073 C 4848523 3009068 4848693 3009063 4848860 3009010 4899137 2656144 5180176 2375367 5539026 2315969 L 5539143 2314821 C 5544452 2313811 5549780 2312863 5555356 2313282 5586539 2307725 5618432 2304744 5650817 2304217 Z M 3998505 2302594 L 4015592 2304217 C 4047978 2304744 4079870 2307725 4111054 2313282 4116630 2312863 4121958 2313811 4127266 2314821 L 4127384 2315969 C 4486234 2375367 4767273 2656144 4817549 3009010 4817717 3009063 4817886 3009068 4818055 3009073 L 4818595 3015763 C 4823652 3046007 4826101 3076892 4826059 3108220 4827371 3113850 4827430 3119519 4827430 3125201 4827430 3129023 4827403 3132839 4826837 3136641 L 4826338 3136608 4826312 3137103 4809193 3135477 C 4776819 3134950 4744939 3131969 4713767 3126415 4708190 3126834 4702861 3125886 4697550 3124875 L 4697434 3123727 C 4338583 3064328 4057544 2783551 4007268 2430686 4007101 2430633 4006932 2430628 4006763 2430623 L 4006225 2423947 C 4001166 2393697 3998715 2362806 3998757 2331471 3997445 2325843 3997387 2320176 3997387 2314495 L 3997981 2303055 3998479 2303088 Z M 3975754 2302594 L 3975780 2303088 3976278 2303055 3976872 2314495 C 3976872 2320176 3976813 2325843 3975501 2331471 3975543 2362806 3973093 2393697 3968034 2423947 L 3967496 2430623 C 3967326 2430628 3967158 2430633 3966990 2430686 3916715 2783551 3635676 3064328 3276825 3123727 L 3276708 3124875 C 3271398 3125886 3266069 3126834 3260492 3126415 3229320 3131969 3197440 3134950 3165065 3135477 L 3147947 3137103 3147921 3136608 3147422 3136641 C 3146856 3132839 3146829 3129023 3146829 3125201 3146829 3119519 3146887 3113850 3148199 3108220 3148157 3076892 3150607 3046007 3155663 3015763 L 3156204 3009073 C 3156372 3009068 3156542 3009063 3156709 3009010 3206986 2656144 3488025 2375367 3846875 2315969 L 3846992 2314821 C 3852301 2313811 3857629 2312863 3863205 2313282 3894388 2307725 3926281 2304744 3958666 2304217 Z M 2306354 2302594 L 2323441 2304217 C 2355827 2304744 2387719 2307725 2418903 2313282 2424479 2312863 2429807 2313811 2435115 2314821 L 2435233 2315969 C 2794083 2375367 3075122 2656144 3125398 3009010 3125566 3009063 3125735 3009068 3125904 3009073 L 3126444 3015763 C 3131501 3046007 3133950 3076892 3133908 3108220 3135220 3113850 3135279 3119519 3135279 3125201 3135279 3129023 3135252 3132839 3134686 3136641 L 3134187 3136608 3134161 3137103 3117042 3135477 C 3084668 3134950 3052788 3131969 3021616 3126415 3016039 3126834 3010710 3125886 3005399 3124875 L 3005283 3123727 C 2646432 3064328 2365393 2783551 2315117 2430686 2314950 2430633 2314781 2430628 2314612 2430623 L 2314074 2423947 C 2309015 2393697 2306564 2362806 2306606 2331471 2305294 2325843 2305236 2320176 2305236 2314495 L 2305830 2303055 2306328 2303088 Z M 2283603 2302594 L 2283629 2303088 2284127 2303055 2284721 2314495 C 2284721 2320176 2284662 2325843 2283350 2331471 2283392 2362806 2280942 2393697 2275883 2423947 L 2275345 2430623 C 2275175 2430628 2275007 2430633 2274839 2430686 2224564 2783551 1943525 3064328 1584673 3123727 L 1584557 3124875 C 1579247 3125886 1573918 3126834 1568341 3126415 1537169 3131969 1505289 3134950 1472914 3135477 L 1455796 3137103 1455770 3136608 1455271 3136641 C 1454705 3132839 1454678 3129023 1454678 3125201 1454678 3119519 1454736 3113850 1456048 3108220 1456006 3076892 1458456 3046007 1463513 3015763 L 1464053 3009073 C 1464221 3009068 1464391 3009063 1464558 3009010 1514835 2656144 1795874 2375367 2154724 2315969 L 2154841 2314821 C 2160150 2313811 2165478 2312863 2171054 2313282 2202237 2307725 2234130 2304744 2266515 2304217 Z M 614203 2302594 L 631290 2304217 C 663676 2304744 695568 2307725 726752 2313282 732328 2312863 737656 2313811 742964 2314821 L 743081 2315969 C 1101932 2375367 1382971 2656144 1433247 3009010 1433415 3009063 1433584 3009068 1433753 3009073 L 1434293 3015763 C 1439350 3046007 1441799 3076892 1441757 3108220 1443069 3113850 1443128 3119519 1443128 3125201 1443128 3129023 1443101 3132839 1442535 3136641 L 1442036 3136608 1442010 3137103 1424891 3135477 C 1392517 3134950 1360637 3131969 1329465 3126415 1323888 3126834 1318559 3125886 1313248 3124875 L 1313132 3123727 C 954281 3064328 673242 2783551 622966 2430686 622799 2430633 622630 2430628 622461 2430623 L 621923 2423947 C 616864 2393697 614413 2362806 614455 2331471 613143 2325843 613085 2320176 613085 2314495 L 613679 2303055 614177 2303088 Z M 591452 2302594 L 591478 2303088 591976 2303055 592570 2314495 C 592570 2320176 592511 2325843 591199 2331471 591242 2362806 588791 2393697 583732 2423947 L 583194 2430623 C 583024 2430628 582856 2430633 582689 2430686 537576 2747315 306662 3005901 0 3097101 L 0 2964763 C 229298 2881926 402181 2686530 449203 2447425 258971 2488309 97576 2603574 0 2761314 L 0 2554520 C 121484 2431613 282199 2345825 462573 2315969 L 462690 2314821 C 467999 2313811 473327 2312863 478903 2313282 510086 2307725 541979 2304744 574365 2304217 Z M 11452667 1608087 C 11177477 1666766 10962633 1879876 10909358 2148655 11184548 2089976 11399391 1876866 11452667 1608087 Z M 10058800 1608087 C 10112076 1876866 10326919 2089976 10602109 2148655 10548834 1879876 10333990 1666766 10058800 1608087 Z M 9760514 1608087 C 9485324 1666766 9270480 1879876 9217205 2148655 9492395 2089976 9707238 1876866 9760514 1608087 Z M 8366649 1608087 C 8419925 1876866 8634768 2089976 8909958 2148655 8856683 1879876 8641839 1666766 8366649 1608087 Z M 8068363 1608087 C 7793173 1666766 7578329 1879876 7525054 2148655 7800244 2089976 8015087 1876866 8068363 1608087 Z M 6674498 1608087 C 6727774 1876866 6942617 2089976 7217807 2148655 7164532 1879876 6949688 1666766 6674498 1608087 Z M 6376212 1608087 C 6101022 1666766 5886178 1879876 5832903 2148655 6108093 2089976 6322936 1876866 6376212 1608087 Z M 4982347 1608087 C 5035623 1876866 5250466 2089976 5525656 2148655 5472381 1879876 5257537 1666766 4982347 1608087 Z M 4684061 1608087 C 4408871 1666766 4194027 1879876 4140752 2148655 4415942 2089976 4630785 1876866 4684061 1608087 Z M 3290196 1608087 C 3343472 1876866 3558315 2089976 3833505 2148655 3780230 1879876 3565386 1666766 3290196 1608087 Z M 2991910 1608087 C 2716720 1666766 2501876 1879876 2448601 2148655 2723791 2089976 2938634 1876866 2991910 1608087 Z M 1598045 1608087 C 1651321 1876866 1866164 2089976 2141354 2148655 2088079 1879876 1873235 1666766 1598045 1608087 Z M 1299759 1608087 C 1024569 1666766 809725 1879876 756450 2148655 1031640 2089976 1246483 1876866 1299759 1608087 Z M 0 1504081 C 306658 1594561 537576 1851117 582690 2165262 582857 2165315 583026 2165320 583195 2165325 L 583735 2171962 C 588792 2201969 591242 2232611 591199 2263693 592511 2269279 592570 2274903 592570 2280541 592570 2284333 592543 2288119 591977 2291891 L 591478 2291858 591452 2292349 574334 2290736 C 541959 2290213 510079 2287255 478907 2281745 473330 2282161 468001 2281220 462690 2280217 L 462574 2279078 C 282200 2249456 121485 2164343 0 2042401 L 0 1837231 C 97584 1993737 258975 2108093 449203 2148655 402182 1911427 229297 1717565 0 1635380 Z M 11608704 1464394 L 11625791 1466004 C 11658177 1466527 11690070 1469485 11721253 1474998 11726829 1474582 11732157 1475523 11737466 1476525 L 11737583 1477664 C 11914088 1506650 12071767 1588774 12192000 1706842 L 12192000 1906833 C 12093732 1756811 11935983 1647542 11750953 1608088 11797422 1842524 11966808 2034608 12192000 2118654 L 12192000 2250657 C 11889465 2157681 11662185 1902872 11617468 1591480 11617300 1591427 11617132 1591423 11616962 1591418 L 11616424 1584794 C 11611365 1554782 11608914 1524133 11608957 1493044 11607645 1487460 11607586 1481838 11607586 1476202 L 11608180 1464851 11608678 1464884 Z M 11594916 1464394 L 11594942 1464884 11595440 1464852 11596034 1476202 C 11596034 1481838 11595975 1487460 11594663 1493044 11594706 1524133 11592255 1554782 11587196 1584794 L 11586658 1591418 C 11586488 1591423 11586320 1591427 11586152 1591480 11535877 1941574 11254838 2220146 10895987 2279078 L 10895871 2280217 C 10890560 2281220 10885231 2282161 10879654 2281745 10848482 2287255 10816602 2290213 10784227 2290736 L 10767109 2292349 10767083 2291858 10766584 2291891 C 10766018 2288119 10765991 2284333 10765991 2280541 10765991 2274903 10766050 2269279 10767362 2263693 10767319 2232611 10769769 2201969 10774826 2171962 L 10775366 2165325 C 10775535 2165320 10775704 2165315 10775872 2165262 10826148 1815167 11107187 1536596 11466037 1477664 L 11466154 1476525 C 11471463 1475523 11476791 1474582 11482367 1474998 11513550 1469485 11545443 1466527 11577829 1466004 Z M 9916551 1464394 L 9933638 1466004 C 9966024 1466527 9997917 1469485 10029100 1474998 10034676 1474582 10040004 1475523 10045313 1476525 L 10045430 1477664 C 10404280 1536596 10685319 1815167 10735596 2165262 10735763 2165315 10735932 2165320 10736101 2165325 L 10736641 2171962 C 10741698 2201969 10744148 2232611 10744105 2263693 10745417 2269279 10745476 2274903 10745476 2280541 10745476 2284333 10745449 2288119 10744883 2291891 L 10744384 2291858 10744358 2292349 10727240 2290736 C 10694865 2290213 10662985 2287255 10631813 2281745 10626236 2282161 10620907 2281220 10615596 2280217 L 10615480 2279078 C 10256629 2220146 9975590 1941574 9925315 1591480 9925147 1591427 9924979 1591423 9924809 1591418 L 9924271 1584794 C 9919212 1554782 9916761 1524133 9916804 1493044 9915492 1487460 9915433 1481838 9915433 1476202 L 9916027 1464852 9916525 1464884 Z M 9902763 1464394 L 9902789 1464884 9903287 1464852 9903881 1476202 C 9903881 1481838 9903822 1487460 9902510 1493044 9902553 1524133 9900102 1554782 9895043 1584794 L 9894505 1591418 C 9894335 1591423 9894167 1591427 9893999 1591480 9843724 1941574 9562685 2220146 9203834 2279078 L 9203718 2280217 C 9198407 2281220 9193078 2282161 9187501 2281745 9156329 2287255 9124449 2290213 9092074 2290736 L 9074956 2292349 9074930 2291858 9074431 2291891 C 9073865 2288119 9073838 2284333 9073838 2280541 9073838 2274903 9073897 2269279 9075209 2263693 9075166 2232611 9077616 2201969 9082673 2171962 L 9083213 2165325 C 9083382 2165320 9083551 2165315 9083718 2165262 9133995 1815167 9415034 1536596 9773884 1477664 L 9774001 1476525 C 9779310 1475523 9784638 1474582 9790214 1474998 9821397 1469485 9853290 1466527 9885676 1466004 Z M 8224400 1464394 L 8241488 1466004 C 8273873 1466527 8305766 1469485 8336949 1474998 8342525 1474582 8347853 1475523 8353162 1476525 L 8353279 1477664 C 8712129 1536596 8993168 1815167 9043444 2165262 9043612 2165315 9043781 2165320 9043950 2165325 L 9044490 2171962 C 9049547 2201969 9051997 2232611 9051954 2263693 9053266 2269279 9053325 2274903 9053325 2280541 9053325 2284333 9053298 2288119 9052732 2291891 L 9052233 2291858 9052207 2292349 9035089 2290736 C 9002714 2290213 8970834 2287255 8939662 2281745 8934085 2282161 8928756 2281220 8923445 2280217 L 8923329 2279078 C 8564478 2220146 8283439 1941574 8233164 1591480 8232996 1591427 8232828 1591423 8232658 1591418 L 8232120 1584794 C 8227061 1554782 8224611 1524133 8224653 1493044 8223341 1487460 8223282 1481838 8223282 1476202 L 8223876 1464852 8224374 1464884 Z M 8210612 1464394 L 8210638 1464884 8211136 1464852 8211730 1476202 C 8211730 1481838 8211672 1487460 8210360 1493044 8210402 1524133 8207951 1554782 8202893 1584794 L 8202354 1591418 C 8202185 1591423 8202016 1591427 8201849 1591480 8151573 1941574 7870534 2220146 7511683 2279078 L 7511567 2280217 C 7506256 2281220 7500927 2282161 7495350 2281745 7464178 2287255 7432298 2290213 7399924 2290736 L 7382805 2292349 7382779 2291858 7382280 2291891 C 7381714 2288119 7381687 2284333 7381687 2280541 7381687 2274903 7381746 2269279 7383058 2263693 7383016 2232611 7385465 2201969 7390522 2171962 L 7391062 2165325 C 7391231 2165320 7391400 2165315 7391568 2165262 7441844 1815167 7722883 1536596 8081734 1477664 L 8081851 1476525 C 8087159 1475523 8092487 1474582 8098063 1474998 8129247 1469485 8161139 1466527 8193525 1466004 Z M 6532249 1464394 L 6549337 1466004 C 6581722 1466527 6613615 1469485 6644798 1474998 6650374 1474582 6655702 1475523 6661011 1476525 L 6661128 1477664 C 7019978 1536596 7301017 1815167 7351294 2165262 7351461 2165315 7351631 2165320 7351799 2165325 L 7352340 2171962 C 7357396 2201969 7359846 2232611 7359804 2263693 7361116 2269279 7361174 2274903 7361174 2280541 7361174 2284333 7361147 2288119 7360581 2291891 L 7360082 2291858 7360056 2292349 7342938 2290736 C 7310564 2290213 7278683 2287255 7247511 2281745 7241934 2282161 7236605 2281220 7231295 2280217 L 7231179 2279078 C 6872327 2220146 6591288 1941574 6541013 1591480 6540845 1591427 6540677 1591423 6540507 1591418 L 6539969 1584794 C 6534910 1554782 6532460 1524133 6532502 1493044 6531190 1487460 6531131 1481838 6531131 1476202 L 6531725 1464852 6532223 1464884 Z M 6518461 1464394 L 6518487 1464884 6518985 1464852 6519579 1476202 C 6519579 1481838 6519520 1487460 6518208 1493044 6518250 1524133 6515800 1554782 6510741 1584794 L 6510203 1591418 C 6510033 1591423 6509865 1591427 6509697 1591480 6459422 1941574 6178383 2220146 5819531 2279078 L 5819415 2280217 C 5814105 2281220 5808776 2282161 5803199 2281745 5772027 2287255 5740146 2290213 5707772 2290736 L 5690654 2292349 5690628 2291858 5690129 2291891 C 5689563 2288119 5689536 2284333 5689536 2280541 5689536 2274903 5689594 2269279 5690906 2263693 5690864 2232611 5693314 2201969 5698370 2171962 L 5698911 2165325 C 5699079 2165320 5699249 2165315 5699416 2165262 5749693 1815167 6030732 1536596 6389582 1477664 L 6389699 1476525 C 6395008 1475523 6400336 1474582 6405912 1474998 6437095 1469485 6468988 1466527 6501373 1466004 Z M 4840098 1464394 L 4857185 1466004 C 4889571 1466527 4921463 1469485 4952647 1474998 4958223 1474582 4963551 1475523 4968859 1476525 L 4968976 1477664 C 5327827 1536596 5608866 1815167 5659142 2165262 5659310 2165315 5659479 2165320 5659648 2165325 L 5660188 2171962 C 5665245 2201969 5667694 2232611 5667652 2263693 5668964 2269279 5669023 2274903 5669023 2280541 5669023 2284333 5668996 2288119 5668430 2291891 L 5667931 2291858 5667905 2292349 5650786 2290736 C 5618412 2290213 5586532 2287255 5555360 2281745 5549783 2282161 5544454 2281220 5539143 2280217 L 5539027 2279078 C 5180176 2220146 4899137 1941574 4848861 1591480 4848694 1591427 4848525 1591423 4848356 1591418 L 4847817 1584794 C 4842759 1554782 4840308 1524133 4840350 1493044 4839038 1487460 4838980 1481838 4838980 1476202 L 4839574 1464852 4840072 1464884 Z M 4826310 1464394 L 4826336 1464884 4826834 1464852 4827428 1476202 C 4827428 1481838 4827369 1487460 4826057 1493044 4826099 1524133 4823649 1554782 4818590 1584794 L 4818052 1591418 C 4817882 1591423 4817714 1591427 4817546 1591480 4767271 1941574 4486232 2220146 4127381 2279078 L 4127264 2280217 C 4121954 2281220 4116625 2282161 4111048 2281745 4079876 2287255 4047996 2290213 4015621 2290736 L 3998503 2292349 3998477 2291858 3997978 2291891 C 3997412 2288119 3997385 2284333 3997385 2280541 3997385 2274903 3997443 2269279 3998755 2263693 3998713 2232611 4001163 2201969 4006219 2171962 L 4006760 2165325 C 4006928 2165320 4007098 2165315 4007265 2165262 4057542 1815167 4338581 1536596 4697431 1477664 L 4697548 1476525 C 4702857 1475523 4708185 1474582 4713761 1474998 4744944 1469485 4776837 1466527 4809222 1466004 Z M 3147947 1464394 L 3165034 1466004 C 3197420 1466527 3229312 1469485 3260496 1474998 3266072 1474582 3271400 1475523 3276708 1476525 L 3276826 1477664 C 3635676 1536596 3916715 1815167 3966991 2165262 3967159 2165315 3967328 2165320 3967497 2165325 L 3968037 2171962 C 3973094 2201969 3975543 2232611 3975501 2263693 3976813 2269279 3976872 2274903 3976872 2280541 3976872 2284333 3976845 2288119 3976279 2291891 L 3975780 2291858 3975754 2292349 3958635 2290736 C 3926261 2290213 3894381 2287255 3863209 2281745 3857632 2282161 3852303 2281220 3846992 2280217 L 3846876 2279078 C 3488025 2220146 3206986 1941574 3156710 1591480 3156543 1591427 3156374 1591423 3156205 1591418 L 3155667 1584794 C 3150608 1554782 3148157 1524133 3148199 1493044 3146887 1487460 3146829 1481838 3146829 1476202 L 3147423 1464852 3147921 1464884 Z M 3134159 1464394 L 3134185 1464884 3134683 1464852 3135277 1476202 C 3135277 1481838 3135218 1487460 3133906 1493044 3133948 1524133 3131498 1554782 3126439 1584794 L 3125901 1591418 C 3125731 1591423 3125563 1591427 3125395 1591480 3075120 1941574 2794081 2220146 2435230 2279078 L 2435113 2280217 C 2429803 2281220 2424474 2282161 2418897 2281745 2387725 2287255 2355845 2290213 2323470 2290736 L 2306352 2292349 2306326 2291858 2305827 2291891 C 2305261 2288119 2305234 2284333 2305234 2280541 2305234 2274903 2305292 2269279 2306604 2263693 2306562 2232611 2309012 2201969 2314068 2171962 L 2314609 2165325 C 2314777 2165320 2314947 2165315 2315114 2165262 2365391 1815167 2646430 1536596 3005280 1477664 L 3005397 1476525 C 3010706 1475523 3016034 1474582 3021610 1474998 3052793 1469485 3084686 1466527 3117071 1466004 Z M 1455796 1464394 L 1472883 1466004 C 1505269 1466527 1537161 1469485 1568345 1474998 1573921 1474582 1579249 1475523 1584557 1476525 L 1584675 1477664 C 1943525 1536596 2224564 1815167 2274840 2165262 2275008 2165315 2275177 2165320 2275346 2165325 L 2275886 2171962 C 2280943 2201969 2283392 2232611 2283350 2263693 2284662 2269279 2284721 2274903 2284721 2280541 2284721 2284333 2284694 2288119 2284128 2291891 L 2283629 2291858 2283603 2292349 2266484 2290736 C 2234110 2290213 2202230 2287255 2171058 2281745 2165481 2282161 2160152 2281220 2154841 2280217 L 2154725 2279078 C 1795874 2220146 1514835 1941574 1464559 1591480 1464392 1591427 1464223 1591423 1464054 1591418 L 1463515 1584794 C 1458457 1554782 1456006 1524133 1456048 1493044 1454736 1487460 1454678 1481838 1454678 1476202 L 1455272 1464852 1455770 1464884 Z M 1442008 1464394 L 1442034 1464884 1442532 1464852 1443126 1476202 C 1443126 1481838 1443067 1487460 1441755 1493044 1441797 1524133 1439347 1554782 1434288 1584794 L 1433750 1591418 C 1433580 1591423 1433412 1591427 1433244 1591480 1382969 1941574 1101930 2220146 743079 2279078 L 742962 2280217 C 737652 2281220 732323 2282161 726746 2281745 695574 2287255 663693 2290213 631319 2290736 L 614201 2292349 614175 2291858 613676 2291891 C 613110 2288119 613083 2284333 613083 2280541 613083 2274903 613141 2269279 614453 2263693 614411 2232611 616861 2201969 621917 2171962 L 622458 2165325 C 622626 2165320 622796 2165315 622963 2165262 673240 1815167 954279 1536596 1313129 1477664 L 1313246 1476525 C 1318555 1475523 1323883 1474582 1329459 1474998 1360642 1469485 1392535 1466527 1424920 1466004 Z M 10909360 750600 C 10962636 1021506 11177479 1236303 11452669 1295446 11399394 1024540 11184550 809743 10909360 750600 Z M 10602109 750600 C 10326919 809743 10112075 1024540 10058800 1295446 10333990 1236303 10548833 1021506 10602109 750600 Z M 9217207 750600 C 9270483 1021506 9485326 1236303 9760516 1295446 9707241 1024540 9492397 809743 9217207 750600 Z M 8909958 750600 C 8634768 809743 8419924 1024540 8366649 1295446 8641839 1236303 8856682 1021506 8909958 750600 Z M 7525056 750600 C 7578332 1021506 7793175 1236303 8068365 1295446 8015090 1024540 7800246 809743 7525056 750600 Z M 7217807 750600 C 6942617 809743 6727773 1024540 6674498 1295446 6949688 1236303 7164531 1021506 7217807 750600 Z M 5832905 750600 C 5886181 1021506 6101024 1236303 6376214 1295446 6322939 1024540 6108095 809743 5832905 750600 Z M 5525656 750600 C 5250466 809743 5035622 1024540 4982347 1295446 5257537 1236303 5472380 1021506 5525656 750600 Z M 4140754 750600 C 4194030 1021506 4408873 1236303 4684063 1295446 4630788 1024540 4415944 809743 4140754 750600 Z M 3833505 750600 C 3558315 809743 3343471 1024540 3290196 1295446 3565386 1236303 3780229 1021506 3833505 750600 Z M 2448603 750600 C 2501879 1021506 2716722 1236303 2991912 1295446 2938637 1024540 2723793 809743 2448603 750600 Z M 2141354 750600 C 1866164 809743 1651320 1024540 1598045 1295446 1873235 1236303 2088078 1021506 2141354 750600 Z M 756452 750600 C 809728 1021506 1024571 1236303 1299761 1295446 1246486 1024540 1031642 809743 756452 750600 Z M 12192000 647790 L 12192000 780838 C 11966807 865550 11797421 1059155 11750953 1295446 11935988 1255679 12093739 1145540 12192000 994335 L 12192000 1195909 C 12071770 1314911 11914089 1397686 11737582 1426902 L 11737466 1428050 C 11732155 1429061 11726826 1430009 11721249 1429590 11690077 1435144 11658197 1438125 11625822 1438652 L 11608704 1440278 11608678 1439783 11608179 1439816 C 11607613 1436014 11607586 1432198 11607586 1428376 11607586 1422694 11607645 1417025 11608957 1411395 11608914 1380067 11611364 1349182 11616421 1318938 L 11616961 1312248 C 11617130 1312243 11617299 1312238 11617466 1312185 11662185 998329 11889463 741504 12192000 647790 Z M 10767111 605769 L 10784198 607392 C 10816584 607919 10848477 610900 10879660 616457 10885236 616038 10890564 616986 10895873 617996 L 10895990 619144 C 11254840 678542 11535879 959319 11586156 1312185 11586323 1312238 11586492 1312243 11586661 1312248 L 11587201 1318938 C 11592258 1349182 11594708 1380067 11594665 1411395 11595977 1417025 11596036 1422694 11596036 1428376 11596036 1432198 11596009 1436014 11595443 1439816 L 11594944 1439783 11594918 1440278 11577800 1438652 C 11545425 1438125 11513545 1435144 11482373 1429590 11476796 1430009 11471467 1429061 11466156 1428050 L 11466040 1426902 C 11107189 1367503 10826150 1086726 10775875 733861 10775707 733808 10775539 733803 10775369 733798 L 10774831 727122 C 10769772 696872 10767321 665981 10767364 634646 10766052 629018 10765993 623351 10765993 617670 L 10766587 606230 10767085 606263 Z M 10744358 605769 L 10744384 606263 10744882 606230 10745476 617670 C 10745476 623351 10745417 629018 10744105 634646 10744148 665981 10741697 696872 10736638 727122 L 10736100 733798 C 10735930 733803 10735762 733808 10735594 733861 10685319 1086726 10404280 1367503 10045429 1426902 L 10045313 1428050 C 10040002 1429061 10034673 1430009 10029096 1429590 9997924 1435144 9966044 1438125 9933669 1438652 L 9916551 1440278 9916525 1439783 9916026 1439816 C 9915460 1436014 9915433 1432198 9915433 1428376 9915433 1422694 9915492 1417025 9916804 1411395 9916761 1380067 9919211 1349182 9924268 1318938 L 9924808 1312248 C 9924977 1312243 9925146 1312238 9925314 1312185 9975590 959319 10256629 678542 10615479 619144 L 10615596 617996 C 10620905 616986 10626233 616038 10631809 616457 10662992 610900 10694885 607919 10727271 607392 Z M 9074958 605769 L 9092045 607392 C 9124431 607919 9156324 610900 9187507 616457 9193083 616038 9198411 616986 9203720 617996 L 9203837 619144 C 9562687 678542 9843726 959319 9894002 1312185 9894170 1312238 9894339 1312243 9894508 1312248 L 9895048 1318938 C 9900105 1349182 9902555 1380067 9902512 1411395 9903824 1417025 9903883 1422694 9903883 1428376 9903883 1432198 9903856 1436014 9903290 1439816 L 9902791 1439783 9902765 1440278 9885647 1438652 C 9853272 1438125 9821392 1435144 9790220 1429590 9784643 1430009 9779314 1429061 9774003 1428050 L 9773887 1426902 C 9415036 1367503 9133997 1086726 9083722 733861 9083554 733808 9083386 733803 9083216 733798 L 9082678 727122 C 9077619 696872 9075168 665981 9075211 634646 9073899 629018 9073840 623351 9073840 617670 L 9074434 606230 9074932 606263 Z M 9052207 605769 L 9052233 606263 9052731 606230 9053325 617670 C 9053325 623351 9053266 629018 9051954 634646 9051997 665981 9049546 696872 9044487 727122 L 9043949 733798 C 9043779 733803 9043611 733808 9043443 733861 8993168 1086726 8712129 1367503 8353278 1426902 L 8353162 1428050 C 8347851 1429061 8342522 1430009 8336945 1429590 8305773 1435144 8273893 1438125 8241519 1438652 L 8224400 1440278 8224374 1439783 8223875 1439816 C 8223309 1436014 8223282 1432198 8223282 1428376 8223282 1422694 8223341 1417025 8224653 1411395 8224611 1380067 8227060 1349182 8232117 1318938 L 8232657 1312248 C 8232826 1312243 8232995 1312238 8233163 1312185 8283439 959319 8564478 678542 8923328 619144 L 8923445 617996 C 8928754 616986 8934082 616038 8939658 616457 8970841 610900 9002734 607919 9035120 607392 Z M 7382807 605769 L 7399895 607392 C 7432280 607919 7464173 610900 7495356 616457 7500932 616038 7506260 616986 7511569 617996 L 7511686 619144 C 7870536 678542 8151575 959319 8201852 1312185 8202019 1312238 8202189 1312243 8202357 1312248 L 8202898 1318938 C 8207954 1349182 8210404 1380067 8210362 1411395 8211674 1417025 8211732 1422694 8211732 1428376 8211732 1432198 8211705 1436014 8211139 1439816 L 8210640 1439783 8210614 1440278 8193496 1438652 C 8161122 1438125 8129241 1435144 8098069 1429590 8092492 1430009 8087163 1429061 8081853 1428050 L 8081737 1426902 C 7722885 1367503 7441846 1086726 7391571 733861 7391403 733808 7391235 733803 7391065 733798 L 7390527 727122 C 7385468 696872 7383018 665981 7383060 634646 7381748 629018 7381689 623351 7381689 617670 L 7382283 606230 7382781 606263 Z M 5690656 605769 L 5707743 607392 C 5740129 607919 5772021 610900 5803205 616457 5808781 616038 5814109 616986 5819417 617996 L 5819534 619144 C 6178385 678542 6459424 959319 6509700 1312185 6509868 1312238 6510037 1312243 6510206 1312248 L 6510746 1318938 C 6515803 1349182 6518252 1380067 6518210 1411395 6519522 1417025 6519581 1422694 6519581 1428376 6519581 1432198 6519554 1436014 6518988 1439816 L 6518489 1439783 6518463 1440278 6501344 1438652 C 6468970 1438125 6437090 1435144 6405918 1429590 6400341 1430009 6395012 1429061 6389701 1428050 L 6389585 1426902 C 6030734 1367503 5749695 1086726 5699419 733861 5699252 733808 5699083 733803 5698914 733798 L 5698375 727122 C 5693317 696872 5690866 665981 5690908 634646 5689596 629018 5689538 623351 5689538 617670 L 5690132 606230 5690630 606263 Z M 5667905 605769 L 5667931 606263 5668429 606230 5669023 617670 C 5669023 623351 5668964 629018 5667652 634646 5667694 665981 5665244 696872 5660185 727122 L 5659647 733798 C 5659477 733803 5659309 733808 5659141 733861 5608866 1086726 5327827 1367503 4968975 1426902 L 4968859 1428050 C 4963549 1429061 4958220 1430009 4952643 1429590 4921471 1435144 4889590 1438125 4857216 1438652 L 4840098 1440278 4840072 1439783 4839573 1439816 C 4839007 1436014 4838980 1432198 4838980 1428376 4838980 1422694 4839038 1417025 4840350 1411395 4840308 1380067 4842758 1349182 4847814 1318938 L 4848355 1312248 C 4848523 1312243 4848693 1312238 4848860 1312185 4899137 959319 5180176 678542 5539026 619144 L 5539143 617996 C 5544452 616986 5549780 616038 5555356 616457 5586539 610900 5618432 607919 5650817 607392 Z M 3998505 605769 L 4015592 607392 C 4047978 607919 4079870 610900 4111054 616457 4116630 616038 4121958 616986 4127266 617996 L 4127384 619144 C 4486234 678542 4767273 959319 4817549 1312185 4817717 1312238 4817886 1312243 4818055 1312248 L 4818595 1318938 C 4823652 1349182 4826101 1380067 4826059 1411395 4827371 1417025 4827430 1422694 4827430 1428376 4827430 1432198 4827403 1436014 4826837 1439816 L 4826338 1439783 4826312 1440278 4809193 1438652 C 4776819 1438125 4744939 1435144 4713767 1429590 4708190 1430009 4702861 1429061 4697550 1428050 L 4697434 1426902 C 4338583 1367503 4057544 1086726 4007268 733861 4007101 733808 4006932 733803 4006763 733798 L 4006225 727122 C 4001166 696872 3998715 665981 3998757 634646 3997445 629018 3997387 623351 3997387 617670 L 3997981 606230 3998479 606263 Z M 3975754 605769 L 3975780 606263 3976278 606230 3976872 617670 C 3976872 623351 3976813 629018 3975501 634646 3975543 665981 3973093 696872 3968034 727122 L 3967496 733798 C 3967326 733803 3967158 733808 3966990 733861 3916715 1086726 3635676 1367503 3276825 1426902 L 3276708 1428050 C 3271398 1429061 3266069 1430009 3260492 1429590 3229320 1435144 3197440 1438125 3165065 1438652 L 3147947 1440278 3147921 1439783 3147422 1439816 C 3146856 1436014 3146829 1432198 3146829 1428376 3146829 1422694 3146887 1417025 3148199 1411395 3148157 1380067 3150607 1349182 3155663 1318938 L 3156204 1312248 C 3156372 1312243 3156542 1312238 3156709 1312185 3206986 959319 3488025 678542 3846875 619144 L 3846992 617996 C 3852301 616986 3857629 616038 3863205 616457 3894388 610900 3926281 607919 3958666 607392 Z M 2306354 605769 L 2323441 607392 C 2355827 607919 2387719 610900 2418903 616457 2424479 616038 2429807 616986 2435115 617996 L 2435233 619144 C 2794083 678542 3075122 959319 3125398 1312185 3125566 1312238 3125735 1312243 3125904 1312248 L 3126444 1318938 C 3131501 1349182 3133950 1380067 3133908 1411395 3135220 1417025 3135279 1422694 3135279 1428376 3135279 1432198 3135252 1436014 3134686 1439816 L 3134187 1439783 3134161 1440278 3117042 1438652 C 3084668 1438125 3052788 1435144 3021616 1429590 3016039 1430009 3010710 1429061 3005399 1428050 L 3005283 1426902 C 2646432 1367503 2365393 1086726 2315117 733861 2314950 733808 2314781 733803 2314612 733798 L 2314074 727122 C 2309015 696872 2306564 665981 2306606 634646 2305294 629018 2305236 623351 2305236 617670 L 2305830 606230 2306328 606263 Z M 2283603 605769 L 2283629 606263 2284127 606230 2284721 617670 C 2284721 623351 2284662 629018 2283350 634646 2283392 665981 2280942 696872 2275883 727122 L 2275345 733798 C 2275175 733803 2275007 733808 2274839 733861 2224564 1086726 1943525 1367503 1584673 1426902 L 1584557 1428050 C 1579247 1429061 1573918 1430009 1568341 1429590 1537169 1435144 1505289 1438125 1472914 1438652 L 1455796 1440278 1455770 1439783 1455271 1439816 C 1454705 1436014 1454678 1432198 1454678 1428376 1454678 1422694 1454736 1417025 1456048 1411395 1456006 1380067 1458456 1349182 1463513 1318938 L 1464053 1312248 C 1464221 1312243 1464391 1312238 1464558 1312185 1514835 959319 1795874 678542 2154724 619144 L 2154841 617996 C 2160150 616986 2165478 616038 2171054 616457 2202237 610900 2234130 607919 2266515 607392 Z M 614203 605769 L 631290 607392 C 663676 607919 695568 610900 726752 616457 732328 616038 737656 616986 742964 617996 L 743081 619144 C 1101932 678542 1382971 959319 1433247 1312185 1433415 1312238 1433584 1312243 1433753 1312248 L 1434293 1318938 C 1439350 1349182 1441799 1380067 1441757 1411395 1443069 1417025 1443128 1422694 1443128 1428376 1443128 1432198 1443101 1436014 1442535 1439816 L 1442036 1439783 1442010 1440278 1424891 1438652 C 1392517 1438125 1360637 1435144 1329465 1429590 1323888 1430009 1318559 1429061 1313248 1428050 L 1313132 1426902 C 954281 1367503 673242 1086726 622966 733861 622799 733808 622630 733803 622461 733798 L 621923 727122 C 616864 696872 614413 665981 614455 634646 613143 629018 613085 623351 613085 617670 L 613679 606230 614177 606263 Z M 7360056 605769 L 7360082 606263 7360580 606230 7361174 617670 C 7361174 623351 7361116 629018 7359804 634646 7359846 665981 7357395 696872 7352337 727122 L 7351798 733798 C 7351629 733803 7351460 733808 7351293 733861 7301017 1086726 7019978 1367503 6661127 1426902 L 6661011 1428050 C 6655700 1429061 6650371 1430009 6644794 1429590 6613622 1435144 6581742 1438125 6549368 1438652 L 6532249 1440278 6532223 1439783 6531724 1439816 C 6531158 1436014 6531131 1432198 6531131 1428376 6531131 1422694 6531190 1417025 6532502 1411395 6532460 1380067 6534909 1349182 6539966 1318938 L 6540506 1312248 C 6540675 1312243 6540844 1312238 6541012 1312185 6591288 959319 6872327 678542 7231178 619144 L 7231295 617996 C 7236603 616986 7241931 616038 7247507 616457 7278691 610900 7310583 607919 7342969 607392 Z M 591452 605769 L 591478 606263 591976 606230 592570 617670 C 592570 623351 592511 629018 591199 634646 591242 665981 588791 696872 583732 727122 L 583194 733798 C 583024 733803 582856 733808 582689 733861 537576 1050490 306662 1309076 0 1400276 L 0 1267938 C 229298 1185101 402181 989705 449203 750600 258971 791484 97576 906749 0 1064489 L 0 857695 C 121484 734788 282199 649000 462573 619144 L 462690 617996 C 467999 616986 473327 616038 478903 616457 510086 610900 541979 607919 574365 607392 Z M 11969013 0 L 12180097 0 C 12184579 2797 12188307 6390 12192000 10016 L 12192000 210008 C 12135666 124006 12059786 51396 11969013 0 Z M 11640695 0 L 11775234 0 C 11842228 193636 11995970 348667 12192000 421829 L 12192000 553832 C 11924422 471599 11715712 262771 11640695 0 Z M 11023379 0 L 11232088 0 C 11066618 98005 10947209 260867 10909358 451830 11153410 399791 11350000 226290 11427896 0 L 11561912 0 C 11477134 299826 11217862 529393 10895987 582253 L 10895871 583392 C 10890560 584395 10885231 585336 10879654 584920 10848482 590430 10816602 593388 10784227 593911 L 10767109 595524 10767083 595033 10766584 595066 C 10766018 591293 10765991 587507 10765991 583715 10765991 578078 10766050 572454 10767362 566868 10767319 535786 10769769 505143 10774826 475137 L 10775366 468500 C 10775535 468495 10775704 468490 10775872 468437 10802174 285283 10891635 121704 11023379 0 Z M 9949555 0 L 10083571 0 C 10161467 226290 10358057 399791 10602109 451830 10564258 260867 10444849 98005 10279379 0 L 10488089 0 C 10619833 121704 10709293 285283 10735596 468437 10735763 468490 10735932 468495 10736101 468500 L 10736641 475137 C 10741698 505143 10744148 535786 10744105 566868 10745417 572454 10745476 578078 10745476 583715 10745476 587507 10745449 591293 10744883 595066 L 10744384 595033 10744358 595524 10727240 593911 C 10694865 593388 10662985 590430 10631813 584920 10626236 585336 10620907 584395 10615596 583392 L 10615480 582253 C 10293605 529393 10034333 299826 9949555 0 Z M 9331225 0 L 9539935 0 C 9374465 98005 9255056 260867 9217205 451830 9461257 399791 9657847 226290 9735743 0 L 9869759 0 C 9784981 299826 9525709 529393 9203834 582253 L 9203718 583392 C 9198407 584395 9193078 585336 9187501 584920 9156329 590430 9124449 593388 9092074 593911 L 9074956 595524 9074930 595033 9074431 595066 C 9073865 591293 9073838 587507 9073838 583715 9073838 578078 9073897 572454 9075209 566868 9075166 535786 9077616 505143 9082673 475137 L 9083213 468500 C 9083382 468495 9083551 468490 9083718 468437 9110021 285283 9199481 121704 9331225 0 Z M 8257405 0 L 8391420 0 C 8469316 226290 8665906 399791 8909958 451830 8872107 260867 8752698 98005 8587228 0 L 8795937 0 C 8927681 121704 9017142 285283 9043444 468437 9043612 468490 9043781 468495 9043950 468500 L 9044490 475137 C 9049547 505143 9051997 535786 9051954 566868 9053266 572454 9053325 578078 9053325 583715 9053325 587507 9053298 591293 9052732 595066 L 9052233 595033 9052207 595524 9035089 593911 C 9002714 593388 8970834 590430 8939662 584920 8934085 585336 8928756 584395 8923445 583392 L 8923329 582253 C 8601454 529393 8342182 299826 8257405 0 Z M 7639075 0 L 7847784 0 C 7682314 98005 7562905 260867 7525054 451830 7769107 399791 7965696 226290 8043592 0 L 8177609 0 C 8092830 299826 7833558 529393 7511683 582253 L 7511567 583392 C 7506256 584395 7500927 585336 7495350 584920 7464178 590430 7432298 593388 7399924 593911 L 7382805 595524 7382779 595033 7382280 595066 C 7381714 591293 7381687 587507 7381687 583715 7381687 578078 7381746 572454 7383058 566868 7383016 535786 7385465 505143 7390522 475137 L 7391062 468500 C 7391231 468495 7391400 468490 7391568 468437 7417870 285283 7507331 121703 7639075 0 Z M 6565254 0 L 6699270 0 C 6777166 226290 6973755 399791 7217807 451830 7179956 260867 7060547 98005 6895077 0 L 7103787 0 C 7235531 121704 7324992 285283 7351294 468437 7351461 468490 7351631 468495 7351799 468500 L 7352340 475137 C 7357396 505143 7359846 535786 7359804 566868 7361116 572454 7361174 578078 7361174 583715 7361174 587507 7361147 591293 7360581 595066 L 7360082 595033 7360056 595524 7342938 593911 C 7310564 593388 7278683 590430 7247511 584920 7241934 585336 7236605 584395 7231295 583392 L 7231179 582253 C 6909304 529393 6650032 299826 6565254 0 Z M 5946924 0 L 6155633 0 C 5990163 98005 5870754 260867 5832903 451830 6076956 399791 6273545 226290 6351441 0 L 6485457 0 C 6400679 299826 6141407 529393 5819531 582253 L 5819415 583392 C 5814105 584395 5808776 585336 5803199 584920 5772027 590430 5740146 593388 5707772 593911 L 5690654 595524 5690628 595033 5690129 595066 C 5689563 591293 5689536 587507 5689536 583715 5689536 578078 5689594 572454 5690906 566868 5690864 535786 5693314 505143 5698370 475137 L 5698911 468500 C 5699079 468495 5699249 468490 5699416 468437 5725719 285283 5815180 121704 5946924 0 Z M 4873102 0 L 5007119 0 C 5085015 226291 5281604 399791 5525656 451830 5487805 260867 5368397 98005 5202927 0 L 5411635 0 C 5543380 121703 5632840 285283 5659142 468437 5659310 468490 5659479 468495 5659648 468499 L 5660188 475137 C 5665245 505143 5667694 535786 5667652 566868 5668964 572454 5669023 578078 5669023 583715 5669023 587508 5668996 591293 5668430 595066 L 5667931 595033 5667905 595524 5650786 593911 C 5618412 593388 5586532 590430 5555360 584920 5549783 585336 5544454 584395 5539143 583392 L 5539027 582253 C 5217153 529393 4957881 299826 4873102 0 Z M 4254773 0 L 4463482 0 C 4298012 98005 4178603 260867 4140752 451830 4384804 399791 4581394 226291 4659290 0 L 4793306 0 C 4708528 299826 4449256 529393 4127381 582253 L 4127264 583392 C 4121954 584395 4116625 585336 4111048 584920 4079876 590430 4047996 593388 4015621 593911 L 3998503 595524 3998477 595033 3997978 595066 C 3997412 591293 3997385 587507 3997385 583715 3997385 578078 3997443 572454 3998755 566868 3998713 535786 4001163 505143 4006219 475137 L 4006760 468499 C 4006928 468495 4007098 468490 4007265 468437 4033568 285283 4123028 121703 4254773 0 Z M 3180951 0 L 3314968 0 C 3392864 226291 3589453 399791 3833505 451830 3795654 260867 3676245 98005 3510776 0 L 3719484 0 C 3851229 121703 3940689 285283 3966991 468437 3967159 468490 3967328 468495 3967497 468499 L 3968037 475137 C 3973094 505143 3975543 535786 3975501 566868 3976813 572454 3976872 578078 3976872 583715 3976872 587508 3976845 591293 3976279 595066 L 3975780 595033 3975754 595524 3958635 593911 C 3926261 593388 3894381 590430 3863209 584920 3857632 585336 3852303 584395 3846992 583392 L 3846876 582253 C 3525002 529393 3265729 299826 3180951 0 Z M 2562622 0 L 2771330 0 C 2605861 98005 2486452 260867 2448601 451830 2692653 399791 2889242 226291 2967139 0 L 3101155 0 C 3016377 299826 2757105 529393 2435230 582253 L 2435113 583392 C 2429803 584395 2424474 585336 2418897 584920 2387725 590430 2355845 593388 2323470 593911 L 2306352 595524 2306326 595033 2305827 595066 C 2305261 591293 2305234 587507 2305234 583715 2305234 578078 2305292 572454 2306604 566868 2306562 535786 2309012 505143 2314068 475137 L 2314609 468499 C 2314777 468495 2314947 468490 2315114 468437 2341417 285283 2430877 121704 2562622 0 Z M 1488800 0 L 1622816 0 C 1700712 226290 1897302 399791 2141354 451830 2103503 260867 1984094 98005 1818624 0 L 2027333 0 C 2159078 121703 2248538 285283 2274840 468437 2275008 468490 2275177 468495 2275346 468500 L 2275886 475137 C 2280943 505143 2283392 535786 2283350 566868 2284662 572454 2284721 578078 2284721 583715 2284721 587508 2284694 591293 2284128 595066 L 2283629 595033 2283603 595524 2266484 593911 C 2234110 593388 2202230 590430 2171058 584920 2165481 585336 2160152 584395 2154841 583392 L 2154725 582253 C 1832850 529393 1573578 299826 1488800 0 Z M 870471 0 L 1079179 0 C 913710 98005 794301 260867 756450 451830 1000502 399791 1197091 226291 1274988 0 L 1409004 0 C 1324226 299826 1064954 529393 743078 582253 L 742962 583392 C 737652 584395 732323 585336 726746 584920 695574 590430 663693 593388 631319 593911 L 614201 595524 614175 595033 613676 595066 C 613110 591293 613083 587507 613083 583715 613083 578078 613141 572454 614453 566868 614411 535786 616861 505143 621918 475137 L 622458 468499 C 622626 468495 622796 468490 622963 468437 649266 285283 738726 121703 870471 0 Z M 126374 0 L 334376 0 C 466684 121261 556352 285035 582690 468437 582857 468490 583026 468495 583195 468499 L 583735 475137 C 588792 505143 591242 535786 591199 566868 592511 572454 592570 578078 592570 583715 592570 587507 592543 591293 591977 595066 L 591478 595033 591452 595524 574334 593911 C 541959 593388 510079 590430 478907 584920 473330 585336 468001 584395 462690 583392 L 462574 582253 C 282200 552631 121485 467518 0 345575 L 0 140406 C 97584 296912 258975 411268 449203 451830 411344 260824 291889 97931 126374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9" draw:layer="backgroundobjects" svg:width="21.589cm" svg:height="4.063cm" svg:x="1.27cm" svg:y="13.778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Date Placeholder 3" presentation:style-name="Mpr2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11-07">11/07/2019</text:date></text:span></text:p>
        </draw:text-box>
      </draw:frame>
      <draw:frame draw:name="Footer Placeholder 4" presentation:style-name="Mpr2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11</text:page-number></text:span></text:p>
        </draw:text-box>
      </draw:frame>
      <draw:line draw:name="Straight Connector 7" draw:style-name="Mgr6" draw:text-style-name="MP5" draw:layer="backgroundobjects" svg:x1="23.296cm" svg:y1="17.162cm" svg:x2="23.296cm" svg:y2="14.622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line draw:name="Straight Connector 6" draw:style-name="Mgr3" draw:text-style-name="MP5" draw:layer="backgroundobjects" svg:x1="2.116cm" svg:y1="4.835cm" svg:x2="2.116cm" svg:y2="2.295cm">
        <text:p/>
      </draw:line>
      <draw:frame draw:name="Title 1" presentation:style-name="Mpr5" draw:text-style-name="MP9" draw:layer="backgroundobjects" svg:width="26.999cm" svg:height="4.165cm" svg:x="2.845cm" svg:y="1.626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13.207cm" svg:height="11.175cm" svg:x="2.845cm" svg:y="6.35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6" draw:text-style-name="MP15" draw:layer="backgroundobjects" svg:width="13.207cm" svg:height="11.175cm" svg:x="16.637cm" svg:y="6.35cm" presentation:class="outline" presentation:user-transformed="true">
        <draw:text-box>
          <text:list text:style-name="ML4">
            <text:list-item>
              <text:p text:style-name="MP13"><text:span text:style-name="MT5">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7" draw:text-style-name="MP11" draw:layer="backgroundobjects" svg:width="5.983cm" svg:height="0.761cm" svg:x="2.845cm" svg:y="17.974cm" presentation:class="date-time" presentation:user-transformed="true">
        <draw:text-box>
          <text:p text:style-name="MP10"><text:span text:style-name="MT3"><text:date style:data-style-name="D4" text:date-value="2019-11-07">11/07/2019</text:date></text:span></text:p>
        </draw:text-box>
      </draw:frame>
      <draw:frame draw:name="Footer Placeholder 5" presentation:style-name="Mpr7" draw:text-style-name="MP11" draw:layer="backgroundobjects" svg:width="16.392cm" svg:height="0.761cm" svg:x="13.453cm" svg:y="17.974cm" presentation:class="footer" presentation:user-transformed="true">
        <draw:text-box>
          <text:p/>
        </draw:text-box>
      </draw:frame>
      <draw:frame draw:name="Slide Number Placeholder 6" presentation:style-name="Mpr7" draw:text-style-name="MP11" draw:layer="backgroundobjects" svg:width="2.704cm" svg:height="0.761cm" svg:x="30.104cm" svg:y="17.974cm" presentation:class="page-number" presentation:user-transformed="true">
        <draw:text-box>
          <text:p text:style-name="MP10"><text:span text:style-name="MT3"><text:page-number>11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aphQL</dc:title>
    <meta:initial-creator>Rubattel Thomas</meta:initial-creator>
    <meta:editing-cycles>324</meta:editing-cycles>
    <meta:creation-date>2018-09-21T02:07:16</meta:creation-date>
    <dc:date>2019-11-07T09:34:38.651568746</dc:date>
    <meta:editing-duration>P2DT11H37M2S</meta:editing-duration>
    <meta:generator>LibreOffice/6.2.7.1$Linux_X86_64 LibreOffice_project/20$Build-1</meta:generator>
    <meta:document-statistic meta:object-count="10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Integral" xlink:href=""/>
  </office:meta>
</office:document-meta>
</file>